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Helvetica, sans-serif"/>
    <style:font-face style:name="Ubuntu" svg:font-family="Ubuntu" style:font-adornments="Light"/>
    <style:font-face style:name="arial" svg:font-family="arial, sans-serif"/>
    <style:font-face style:name="monospace" svg:font-family="monospace, monospace"/>
    <style:font-face style:name="SFBX1440" svg:font-family="SFBX1440" style:font-family-generic="roman"/>
    <style:font-face style:name="SFRM1440" svg:font-family="SFRM1440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CYR" svg:font-family="'Arial CYR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>
        <style:tab-stops>
          <style:tab-stop style:position="0.847cm"/>
        </style:tab-stops>
      </style:paragraph-properties>
      <style:text-properties style:font-name="Courier New" fo:font-size="11pt" fo:language="en" fo:country="GB" style:font-size-asian="11pt" style:font-name-complex="Courier New" style:font-size-complex="11pt" style:font-weight-complex="bold"/>
    </style:style>
    <style:style style:name="P4" style:family="paragraph" style:parent-style-name="Standard">
      <style:paragraph-properties>
        <style:tab-stops>
          <style:tab-stop style:position="0.847cm"/>
        </style:tab-stops>
      </style:paragraph-properties>
      <style:text-properties style:font-name="Courier New" fo:font-size="11pt" fo:language="ru" fo:country="RU" style:font-size-asian="11pt" style:font-name-complex="Courier New" style:font-size-complex="11pt" style:font-weight-complex="bold"/>
    </style:style>
    <style:style style:name="P5" style:family="paragraph" style:parent-style-name="Standard">
      <style:paragraph-properties>
        <style:tab-stops>
          <style:tab-stop style:position="0.847cm"/>
        </style:tab-stops>
      </style:paragraph-properties>
    </style:style>
    <style:style style:name="P6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Calibri Light" fo:font-size="28pt" fo:language="ru" fo:country="RU" style:font-name-asian="Calibri Light" style:font-size-asian="28pt" style:font-name-complex="Calibri Light" style:font-size-complex="28pt"/>
    </style:style>
    <style:style style:name="P7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Calibri Light" fo:language="ru" fo:country="RU" style:font-name-asian="Calibri Light" style:font-name-complex="Calibri Light"/>
    </style:style>
    <style:style style:name="P8" style:family="paragraph" style:parent-style-name="Standard">
      <style:paragraph-properties fo:margin-top="0.176cm" fo:margin-bottom="0cm" loext:contextual-spacing="false" style:text-autospace="none"/>
      <style:text-properties style:font-name="Times New Roman" fo:language="de" fo:country="DE" style:font-name-asian="Times New Roman" style:font-name-complex="Times New Roman"/>
    </style:style>
    <style:style style:name="P9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Times New Roman" fo:language="de" fo:country="DE" style:font-name-asian="Times New Roman" style:font-name-complex="Times New Roman"/>
    </style:style>
    <style:style style:name="P10" style:family="paragraph" style:parent-style-name="Standard">
      <style:paragraph-properties fo:margin-top="0.176cm" fo:margin-bottom="0cm" loext:contextual-spacing="false" style:text-autospace="none"/>
      <style:text-properties fo:language="ru" fo:country="RU" style:font-name-asian="Times New Roman"/>
    </style:style>
    <style:style style:name="P11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fo:language="ru" fo:country="RU" style:font-name-asian="Times New Roman"/>
    </style:style>
    <style:style style:name="P12" style:family="paragraph" style:parent-style-name="Standard">
      <style:paragraph-properties fo:margin-top="0.176cm" fo:margin-bottom="0cm" loext:contextual-spacing="false" fo:text-align="end" style:justify-single-word="false" style:text-autospace="none"/>
      <style:text-properties style:font-name="Arial CYR" fo:font-size="14pt" fo:language="ru" fo:country="RU" style:font-name-asian="Arial CYR" style:font-size-asian="14pt" style:font-name-complex="Arial CYR" style:font-size-complex="14pt"/>
    </style:style>
    <style:style style:name="P13" style:family="paragraph" style:parent-style-name="Standard">
      <style:paragraph-properties fo:margin-top="0.176cm" fo:margin-bottom="0cm" loext:contextual-spacing="false" fo:text-align="end" style:justify-single-word="false" style:text-autospace="none"/>
      <style:text-properties style:font-name="Arial CYR" fo:font-size="14pt" fo:language="ru" fo:country="RU" officeooo:paragraph-rsid="003d6e28" style:font-name-asian="Arial CYR" style:font-size-asian="14pt" style:font-name-complex="Arial CYR" style:font-size-complex="14pt"/>
    </style:style>
    <style:style style:name="P14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Arial CYR" fo:language="ru" fo:country="RU" fo:font-weight="bold" style:font-name-asian="Arial CYR" style:font-weight-asian="bold" style:font-name-complex="Arial CYR"/>
    </style:style>
    <style:style style:name="P15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Arial CYR" fo:language="ru" fo:country="RU" style:font-name-asian="Arial CYR" style:font-name-complex="Arial CYR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Standard">
      <style:paragraph-properties fo:margin-left="0cm" fo:margin-right="0cm" fo:text-align="center" style:justify-single-word="false" fo:text-indent="0.758cm" style:auto-text-indent="false">
        <style:tab-stops>
          <style:tab-stop style:position="0.847cm"/>
        </style:tab-stops>
      </style:paragraph-properties>
      <style:text-properties style:font-name="Calibri Light" fo:font-size="24pt" fo:language="ru" fo:country="RU" style:font-name-asian="Calibri Light" style:font-size-asian="24pt" style:font-name-complex="Calibri Light" style:font-size-complex="24pt"/>
    </style:style>
    <style:style style:name="P18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</style:style>
    <style:style style:name="P20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fo:font-style="italic" style:font-style-asian="italic" style:font-style-complex="italic"/>
    </style:style>
    <style:style style:name="P21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18551c"/>
    </style:style>
    <style:style style:name="P22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190c58"/>
    </style:style>
    <style:style style:name="P23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040a0"/>
    </style:style>
    <style:style style:name="P24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1af65"/>
    </style:style>
    <style:style style:name="P25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2d77b"/>
    </style:style>
    <style:style style:name="P26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335ad"/>
    </style:style>
    <style:style style:name="P27" style:family="paragraph" style:parent-style-name="Standard">
      <style:paragraph-properties fo:margin-left="0cm" fo:margin-right="0cm" fo:text-align="start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1eb1ae"/>
    </style:style>
    <style:style style:name="P28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</style:style>
    <style:style style:name="P29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638d1"/>
    </style:style>
    <style:style style:name="P30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margin-top="0.423cm" fo:margin-bottom="0.423cm" loext:contextual-spacing="false" fo:text-align="start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638d1"/>
    </style:style>
    <style:style style:name="P32" style:family="paragraph" style:parent-style-name="Standard">
      <style:paragraph-properties fo:margin-left="0cm" fo:margin-right="0cm" fo:margin-top="0.423cm" fo:margin-bottom="0.423cm" loext:contextual-spacing="false" fo:line-height="100%" fo:text-align="start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73766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line-height="100%" fo:text-align="start" style:justify-single-word="false" fo:text-indent="0cm" style:auto-text-indent="false">
        <style:tab-stops>
          <style:tab-stop style:position="0.847cm"/>
        </style:tab-stops>
      </style:paragraph-properties>
      <style:text-properties officeooo:paragraph-rsid="002ae878"/>
    </style:style>
    <style:style style:name="P34" style:family="paragraph" style:parent-style-name="Preformatted_20_Text">
      <style:paragraph-properties fo:margin-left="0cm" fo:margin-right="0cm" fo:margin-top="0.423cm" fo:margin-bottom="0.423cm" loext:contextual-spacing="false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officeooo:paragraph-rsid="003714ae"/>
    </style:style>
    <style:style style:name="P35" style:family="paragraph" style:parent-style-name="Preformatted_20_Text">
      <style:paragraph-properties fo:margin-left="0cm" fo:margin-right="0cm" fo:margin-top="0.423cm" fo:margin-bottom="0.423cm" loext:contextual-spacing="false" fo:text-align="start" style:justify-single-word="false" fo:text-indent="0cm" style:auto-text-indent="false">
        <style:tab-stops>
          <style:tab-stop style:position="0.847cm"/>
        </style:tab-stops>
      </style:paragraph-properties>
      <style:text-properties officeooo:paragraph-rsid="0031e830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1pt" officeooo:paragraph-rsid="00273766" style:font-size-asian="11pt" style:font-size-complex="11pt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1pt" officeooo:paragraph-rsid="003b41dc" style:font-size-asian="11pt" style:font-size-complex="11pt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officeooo:paragraph-rsid="0041f0ff" style:font-size-asian="11pt" style:font-size-complex="11pt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fo:font-style="normal" style:font-size-asian="11pt" style:font-style-asian="normal" style:font-size-complex="11pt" style:font-style-complex="normal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fo:font-style="normal" officeooo:paragraph-rsid="00405340" style:font-size-asian="11pt" style:font-style-asian="normal" style:font-size-complex="11pt" style:font-style-complex="normal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fo:font-style="normal" officeooo:paragraph-rsid="0041f0ff" style:font-size-asian="11pt" style:font-style-asian="normal" style:font-size-complex="11pt" style:font-style-complex="normal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0a50c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1pt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1pt" style:font-size-asian="11pt" style:font-size-complex="11pt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Mono" fo:font-size="11pt" style:font-size-asian="11pt" style:font-size-complex="11pt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Mono" fo:font-size="11pt" officeooo:paragraph-rsid="00336385" style:font-size-asian="11pt" style:font-size-complex="11pt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Mono" fo:font-size="11pt" officeooo:paragraph-rsid="00347f3e" style:font-size-asian="11pt" style:font-size-complex="11pt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Mono" fo:font-size="11pt" officeooo:paragraph-rsid="003a2cf0" style:font-size-asian="11pt" style:font-size-complex="11pt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3814b6"/>
    </style:style>
    <style:style style:name="P5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4pt" fo:language="ru" fo:country="RU" style:font-size-asian="14pt" style:font-size-complex="14pt" style:font-weight-complex="bold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847cm"/>
        </style:tab-stops>
      </style:paragraph-properties>
      <style:text-properties officeooo:paragraph-rsid="004376e8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847cm"/>
        </style:tab-stops>
      </style:paragraph-properties>
      <style:text-properties officeooo:paragraph-rsid="004391c7"/>
    </style:style>
    <style:style style:name="P5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847cm"/>
        </style:tab-stops>
      </style:paragraph-properties>
      <style:text-properties officeooo:paragraph-rsid="004560e9"/>
    </style:style>
    <style:style style:name="P5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847cm"/>
        </style:tab-stops>
      </style:paragraph-properties>
      <style:text-properties officeooo:paragraph-rsid="0047da82"/>
    </style:style>
    <style:style style:name="P5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847cm"/>
        </style:tab-stops>
      </style:paragraph-properties>
      <style:text-properties officeooo:paragraph-rsid="004c79c4"/>
    </style:style>
    <style:style style:name="P5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847cm"/>
        </style:tab-stops>
      </style:paragraph-properties>
      <style:text-properties officeooo:paragraph-rsid="004d2823"/>
    </style:style>
    <style:style style:name="P5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463c10"/>
    </style:style>
    <style:style style:name="P5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493821"/>
    </style:style>
    <style:style style:name="P60" style:family="paragraph" style:parent-style-name="Preformatted_20_Text">
      <style:paragraph-properties fo:margin-left="0cm" fo:margin-right="0cm" fo:text-indent="0cm" style:auto-text-indent="false">
        <style:tab-stops>
          <style:tab-stop style:position="0.847cm"/>
        </style:tab-stops>
      </style:paragraph-properties>
      <style:text-properties style:font-name="Courier New" fo:font-size="11pt" fo:language="en" fo:country="GB" style:font-size-asian="11pt" style:font-name-complex="Courier New" style:font-size-complex="11pt" style:font-weight-complex="bold"/>
    </style:style>
    <style:style style:name="P61" style:family="paragraph" style:parent-style-name="Preformatted_20_Text">
      <style:paragraph-properties fo:margin-left="0cm" fo:margin-right="0cm" fo:text-indent="0cm" style:auto-text-indent="false">
        <style:tab-stops>
          <style:tab-stop style:position="0.847cm"/>
        </style:tab-stops>
      </style:paragraph-properties>
      <style:text-properties officeooo:paragraph-rsid="0041f0ff"/>
    </style:style>
    <style:style style:name="P62" style:family="paragraph" style:parent-style-name="Preformatted_20_Text">
      <style:paragraph-properties>
        <style:tab-stops>
          <style:tab-stop style:position="0.847cm"/>
        </style:tab-stops>
      </style:paragraph-properties>
      <style:text-properties officeooo:paragraph-rsid="00434fe0"/>
    </style:style>
    <style:style style:name="P63" style:family="paragraph" style:parent-style-name="Preformatted_20_Text">
      <style:paragraph-properties>
        <style:tab-stops>
          <style:tab-stop style:position="0.847cm"/>
        </style:tab-stops>
      </style:paragraph-properties>
      <style:text-properties officeooo:paragraph-rsid="004560e9"/>
    </style:style>
    <style:style style:name="P6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CYR" fo:font-size="14pt" fo:language="ru" fo:country="RU" style:font-name-asian="Arial CYR" style:font-size-asian="14pt" style:font-name-complex="Arial CYR" style:font-size-complex="14pt"/>
    </style:style>
    <style:style style:name="P65" style:family="paragraph" style:parent-style-name="Standard" style:list-style-name="L1">
      <style:paragraph-properties fo:margin-left="0cm" fo:margin-right="0cm" fo:text-align="start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1eb1ae"/>
    </style:style>
    <style:style style:name="P66" style:family="paragraph" style:parent-style-name="Standard" style:list-style-name="L2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040a0"/>
    </style:style>
    <style:style style:name="P67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1af65"/>
    </style:style>
    <style:style style:name="P68" style:family="paragraph" style:parent-style-name="Standard" style:list-style-name="L2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style:font-name="Courier New" fo:font-size="11pt" fo:language="en" fo:country="GB" officeooo:paragraph-rsid="00434fe0" style:font-size-asian="11pt" style:font-name-complex="Courier New" style:font-size-complex="11pt" style:font-weight-complex="bold"/>
    </style:style>
    <style:style style:name="P69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style:font-name="Courier New" fo:font-size="11pt" fo:language="en" fo:country="GB" style:font-size-asian="11pt" style:font-name-complex="Courier New" style:font-size-complex="11pt" style:font-weight-complex="bold"/>
    </style:style>
    <style:style style:name="P70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officeooo:paragraph-rsid="0061d417"/>
    </style:style>
    <style:style style:name="P71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style:font-name="Consolas" fo:font-size="11pt" fo:language="en" fo:country="GB" style:letter-kerning="false" style:font-size-asian="11pt" style:font-name-complex="Consolas" style:font-size-complex="11pt" style:language-complex="ar" style:country-complex="SA"/>
    </style:style>
    <style:style style:name="P72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</style:style>
    <style:style style:name="P73" style:family="paragraph" style:parent-style-name="Standard" style:list-style-name="L2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7b00b7"/>
    </style:style>
    <style:style style:name="P74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fo:font-style="italic" officeooo:paragraph-rsid="0061d417" style:font-name-asian="Microsoft YaHei" style:language-asian="en" style:country-asian="US" style:font-style-asian="italic" style:font-name-complex="Arial1" style:font-style-complex="italic"/>
    </style:style>
    <style:style style:name="P75" style:family="paragraph" style:parent-style-name="Standard" style:list-style-name="L2">
      <style:paragraph-properties fo:margin-left="0cm" fo:margin-right="0cm" fo:margin-top="0cm" fo:margin-bottom="0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60f1ba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6600" style:font-name="Liberation Mono" fo:font-size="11pt" style:font-size-asian="11pt" style:font-size-complex="11pt"/>
    </style:style>
    <style:style style:name="P7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6600" style:font-name="Liberation Mono" fo:font-size="11pt" fo:language="en" fo:country="GB" officeooo:rsid="0031d761" officeooo:paragraph-rsid="00463c10" style:font-size-asian="11pt" style:font-name-complex="Courier New" style:font-size-complex="11pt" style:font-weight-complex="bold"/>
    </style:style>
    <style:style style:name="P7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6600" style:font-name="Liberation Mono" fo:font-size="11pt" fo:language="en" fo:country="GB" officeooo:rsid="0031d761" officeooo:paragraph-rsid="00493821" style:font-size-asian="11pt" style:font-name-complex="Courier New" style:font-size-complex="11pt" style:font-weight-complex="bold"/>
    </style:style>
    <style:style style:name="P8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6600" style:font-name="Liberation Mono" fo:font-size="11pt" fo:font-style="normal" officeooo:rsid="007c3ca7" officeooo:paragraph-rsid="007c3ca7" style:font-size-asian="11pt" style:font-style-asian="normal" style:font-size-complex="11pt" style:font-style-complex="normal"/>
    </style:style>
    <style:style style:name="P8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officeooo:paragraph-rsid="00637b71" style:font-size-asian="11pt" style:font-size-complex="11pt"/>
    </style:style>
    <style:style style:name="P8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1pt" style:font-size-asian="11pt" style:font-size-complex="11pt"/>
    </style:style>
    <style:style style:name="P8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1pt" officeooo:paragraph-rsid="00730265" style:font-size-asian="11pt" style:font-size-complex="11pt"/>
    </style:style>
    <style:style style:name="P8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1pt" officeooo:paragraph-rsid="007494e3" style:font-size-asian="11pt" style:font-size-complex="11pt"/>
    </style:style>
    <style:style style:name="P8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1pt" officeooo:paragraph-rsid="00752289" style:font-size-asian="11pt" style:font-size-complex="11pt"/>
    </style:style>
    <style:style style:name="P8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1pt" fo:font-style="normal" style:font-size-asian="11pt" style:font-style-asian="normal" style:font-size-complex="11pt" style:font-style-complex="normal"/>
    </style:style>
    <style:style style:name="P8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77d38f"/>
    </style:style>
    <style:style style:name="P88" style:family="paragraph" style:parent-style-name="Preformatted_20_Text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style:font-name="Courier New" fo:font-size="11pt" fo:language="en" fo:country="GB" style:font-size-asian="11pt" style:font-name-complex="Courier New" style:font-size-complex="11pt" style:font-weight-complex="bold"/>
    </style:style>
    <style:style style:name="P89" style:family="paragraph" style:parent-style-name="Preformatted_20_Text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style:font-name="Courier New" fo:font-size="11pt" fo:language="en" fo:country="GB" officeooo:paragraph-rsid="00637b71" style:font-size-asian="11pt" style:font-name-complex="Courier New" style:font-size-complex="11pt" style:font-weight-complex="bold"/>
    </style:style>
    <style:style style:name="P90" style:family="paragraph" style:parent-style-name="Preformatted_20_Text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style:font-name="Courier New" fo:font-size="11pt" fo:language="en" fo:country="GB" officeooo:paragraph-rsid="0071e353" style:font-size-asian="11pt" style:font-name-complex="Courier New" style:font-size-complex="11pt" style:font-weight-complex="bold"/>
    </style:style>
    <style:style style:name="P91" style:family="paragraph" style:parent-style-name="Preformatted_20_Text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style:font-name="Courier New" fo:font-size="11pt" fo:language="en" fo:country="GB" officeooo:paragraph-rsid="0077d38f" style:font-size-asian="11pt" style:font-name-complex="Courier New" style:font-size-complex="11pt" style:font-weight-complex="bold"/>
    </style:style>
    <style:style style:name="P92" style:family="paragraph" style:parent-style-name="Preformatted_20_Text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style:font-name="Consolas" fo:font-size="11pt" fo:language="en" fo:country="GB" style:letter-kerning="false" style:font-size-asian="11pt" style:font-name-complex="Consolas" style:font-size-complex="11pt" style:language-complex="ar" style:country-complex="SA"/>
    </style:style>
    <style:style style:name="T1" style:family="text">
      <style:text-properties style:font-name="Arial CYR" fo:font-size="14pt" fo:language="ru" fo:country="RU" style:font-name-asian="Arial CYR" style:font-size-asian="14pt" style:font-name-complex="Arial CYR" style:font-size-complex="14pt"/>
    </style:style>
    <style:style style:name="T2" style:family="text">
      <style:text-properties fo:font-size="20pt" fo:language="ru" fo:country="RU" officeooo:rsid="0018634d" style:font-size-asian="20pt" style:font-size-complex="20pt"/>
    </style:style>
    <style:style style:name="T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18551c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fo:font-weight="bold" officeooo:rsid="002040a0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21af65" style:font-size-asian="14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22d77b" style:font-size-asian="14pt" style:font-weight-asian="bold" style:font-size-complex="14pt" style:font-weight-complex="bold"/>
    </style:style>
    <style:style style:name="T8" style:family="text">
      <style:text-properties fo:font-size="14pt" fo:language="ru" fo:country="RU" officeooo:rsid="002335ad" style:font-size-asian="14pt" style:font-size-complex="14pt" style:font-weight-complex="bold"/>
    </style:style>
    <style:style style:name="T9" style:family="text">
      <style:text-properties fo:font-size="14pt" fo:language="ru" fo:country="RU" fo:font-style="italic" fo:font-weight="normal" officeooo:rsid="0018634d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language="ru" fo:country="RU" fo:font-style="italic" fo:font-weight="normal" officeooo:rsid="0018551c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language="ru" fo:country="RU" fo:font-style="italic" fo:font-weight="normal" officeooo:rsid="00190c58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language="ru" fo:country="RU" fo:font-weight="normal" officeooo:rsid="0018551c" style:font-size-asian="14pt" style:font-weight-asian="normal" style:font-size-complex="14pt" style:font-weight-complex="normal"/>
    </style:style>
    <style:style style:name="T13" style:family="text">
      <style:text-properties fo:font-size="14pt" fo:language="ru" fo:country="RU" fo:font-weight="normal" officeooo:rsid="0021af65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officeooo:rsid="0022d77b" style:font-size-asian="14pt" style:font-weight-asian="normal" style:font-size-complex="14pt" style:font-weight-complex="normal"/>
    </style:style>
    <style:style style:name="T15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6" style:family="text">
      <style:text-properties fo:font-size="14pt" fo:language="en" fo:country="GB" fo:font-weight="bold" officeooo:rsid="001eb1ae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 style:font-weight-complex="bold"/>
    </style:style>
    <style:style style:name="T18" style:family="text">
      <style:text-properties fo:font-size="14pt" officeooo:rsid="002335ad" style:font-size-asian="14pt" style:font-size-complex="14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2335ad" style:font-size-asian="14pt" style:font-weight-asian="bold" style:font-size-complex="14pt" style:font-weight-complex="bold"/>
    </style:style>
    <style:style style:name="T21" style:family="text">
      <style:text-properties fo:color="#000000"/>
    </style:style>
    <style:style style:name="T22" style:family="text">
      <style:text-properties fo:color="#000000" style:font-name="SFBX1440" fo:font-size="14pt" fo:language="en" fo:country="GB" fo:font-weight="bold" style:font-size-asian="14pt" style:font-weight-asian="bold" style:font-size-complex="14pt" style:font-weight-complex="bold"/>
    </style:style>
    <style:style style:name="T23" style:family="text">
      <style:text-properties fo:color="#000000" style:font-name="SFBX1440" fo:font-size="14pt" fo:language="ru" fo:country="RU" fo:font-weight="bold" style:font-size-asian="14pt" style:font-weight-asian="bold" style:font-size-complex="14pt" style:font-weight-complex="bold"/>
    </style:style>
    <style:style style:name="T24" style:family="text">
      <style:text-properties fo:color="#000000" style:font-name="Liberation Serif" fo:font-size="14pt" fo:language="ru" fo:country="RU" fo:font-weight="normal" officeooo:rsid="001eb1ae" style:font-size-asian="14pt" style:font-weight-asian="normal" style:font-size-complex="14pt" style:font-weight-complex="normal"/>
    </style:style>
    <style:style style:name="T25" style:family="text">
      <style:text-properties fo:color="#000000" style:font-name="Liberation Serif" fo:font-size="14pt" fo:language="ru" fo:country="RU" fo:font-weight="normal" officeooo:rsid="002040a0" style:font-size-asian="14pt" style:font-weight-asian="normal" style:font-size-complex="14pt" style:font-weight-complex="normal"/>
    </style:style>
    <style:style style:name="T26" style:family="text">
      <style:text-properties fo:color="#000000" style:font-name="Liberation Serif" fo:font-size="14pt" fo:language="ru" fo:country="RU" fo:font-weight="normal" officeooo:rsid="002040a0" style:font-size-asian="14pt" style:font-weight-asian="normal" style:font-name-complex="Courier New" style:font-size-complex="14pt" style:font-weight-complex="normal"/>
    </style:style>
    <style:style style:name="T27" style:family="text">
      <style:text-properties fo:color="#000000" style:font-name="Liberation Serif" fo:font-size="14pt" fo:language="ru" fo:country="RU" fo:font-style="italic" fo:font-weight="normal" officeooo:rsid="001eb1ae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color="#000000" style:font-name="Liberation Serif" fo:font-size="14pt" fo:language="ru" fo:country="RU" fo:font-style="italic" fo:font-weight="normal" officeooo:rsid="001f9710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color="#000000" style:font-name="Liberation Serif" fo:font-size="14pt" fo:language="ru" fo:country="RU" fo:font-style="normal" fo:font-weight="normal" officeooo:rsid="002040a0" style:font-name-asian="Microsoft YaHei" style:font-size-asian="14pt" style:language-asian="en" style:country-asian="US" style:font-style-asian="normal" style:font-weight-asian="normal" style:font-name-complex="Arial1" style:font-size-complex="14pt" style:font-style-complex="normal" style:font-weight-complex="normal"/>
    </style:style>
    <style:style style:name="T30" style:family="text">
      <style:text-properties fo:color="#000000" style:text-position="super 58%" style:font-name="Liberation Serif" fo:font-size="14pt" fo:language="ru" fo:country="RU" fo:font-style="italic" fo:font-weight="normal" officeooo:rsid="001f9710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000000" style:font-name="Liberation Mono" fo:font-size="11pt" fo:language="ru" fo:country="RU" fo:font-weight="bold" officeooo:rsid="00434fe0" style:font-size-asian="11pt" style:font-weight-asian="bold" style:font-name-complex="Courier New" style:font-size-complex="11pt" style:font-weight-complex="bold"/>
    </style:style>
    <style:style style:name="T32" style:family="text">
      <style:text-properties fo:color="#000000" style:font-name="Liberation Mono" fo:font-size="11pt" fo:language="ru" fo:country="RU" fo:font-weight="bold" officeooo:rsid="004376e8" style:font-size-asian="11pt" style:font-weight-asian="bold" style:font-name-complex="Courier New" style:font-size-complex="11pt" style:font-weight-complex="bold"/>
    </style:style>
    <style:style style:name="T33" style:family="text">
      <style:text-properties fo:color="#000000" style:font-name="Liberation Mono" fo:font-size="11pt" fo:language="ru" fo:country="RU" fo:font-weight="bold" officeooo:rsid="004391c7" style:font-size-asian="11pt" style:font-weight-asian="bold" style:font-name-complex="Courier New" style:font-size-complex="11pt" style:font-weight-complex="bold"/>
    </style:style>
    <style:style style:name="T34" style:family="text">
      <style:text-properties fo:color="#000000" style:font-name="Liberation Mono" fo:font-size="11pt" fo:language="ru" fo:country="RU" fo:font-weight="bold" officeooo:rsid="004a52bb" style:font-size-asian="11pt" style:font-weight-asian="bold" style:font-name-complex="Courier New" style:font-size-complex="11pt" style:font-weight-complex="bold"/>
    </style:style>
    <style:style style:name="T35" style:family="text">
      <style:text-properties fo:color="#000000" style:font-name="Liberation Mono" fo:font-size="11pt" fo:language="ru" fo:country="RU" fo:font-weight="bold" officeooo:rsid="004ac6b9" style:font-size-asian="11pt" style:font-weight-asian="bold" style:font-name-complex="Courier New" style:font-size-complex="11pt" style:font-weight-complex="bold"/>
    </style:style>
    <style:style style:name="T36" style:family="text">
      <style:text-properties fo:color="#000000" style:font-name="Liberation Mono" fo:font-size="11pt" fo:language="en" fo:country="GB" officeooo:rsid="00434fe0" style:font-size-asian="11pt" style:font-name-complex="Courier New" style:font-size-complex="11pt" style:font-weight-complex="bold"/>
    </style:style>
    <style:style style:name="T37" style:family="text">
      <style:text-properties fo:color="#000000" fo:font-size="14pt" fo:language="ru" fo:country="RU" fo:font-weight="normal" officeooo:rsid="002040a0" style:font-size-asian="14pt" style:font-weight-asian="normal" style:font-size-complex="14pt" style:font-weight-complex="normal"/>
    </style:style>
    <style:style style:name="T38" style:family="text">
      <style:text-properties fo:color="#000000" style:font-name="Liberation Mono" fo:font-size="14pt" fo:language="ru" fo:country="RU" fo:font-weight="normal" officeooo:rsid="002040a0" style:font-size-asian="14pt" style:font-weight-asian="normal" style:font-size-complex="14pt" style:font-weight-complex="normal"/>
    </style:style>
    <style:style style:name="T39" style:family="text">
      <style:text-properties fo:color="#000000" style:font-name="Liberation Mono" fo:language="ru" fo:country="RU" fo:font-weight="normal" officeooo:rsid="002040a0" style:font-weight-asian="normal" style:font-weight-complex="normal"/>
    </style:style>
    <style:style style:name="T40" style:family="text">
      <style:text-properties fo:color="#000000" style:font-name="Liberation Mono" fo:font-size="11pt" fo:language="ru" fo:country="RU" fo:font-weight="normal" officeooo:rsid="002040a0" style:font-size-asian="11pt" style:font-weight-asian="normal" style:font-size-complex="11pt" style:font-weight-complex="normal"/>
    </style:style>
    <style:style style:name="T41" style:family="text">
      <style:text-properties fo:color="#000000" style:font-name="Liberation Mono" fo:font-size="11pt" fo:language="ru" fo:country="RU" fo:font-style="italic" fo:font-weight="normal" officeooo:rsid="002040a0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style:font-name="Courier New" fo:font-size="11pt" fo:language="en" fo:country="GB" style:font-size-asian="11pt" style:font-name-complex="Courier New" style:font-size-complex="11pt" style:font-weight-complex="bold"/>
    </style:style>
    <style:style style:name="T43" style:family="text">
      <style:text-properties style:font-name="Courier New" fo:font-size="11pt" fo:language="en" fo:country="GB" fo:font-style="italic" fo:font-weight="bold" officeooo:rsid="0018551c" style:font-size-asian="11pt" style:font-style-asian="italic" style:font-weight-asian="bold" style:font-name-complex="Courier New" style:font-size-complex="11pt" style:font-style-complex="italic" style:font-weight-complex="bold"/>
    </style:style>
    <style:style style:name="T44" style:family="text">
      <style:text-properties style:font-name="Courier New" fo:font-size="11pt" fo:language="en" fo:country="GB" fo:font-style="normal" style:font-name-asian="Microsoft YaHei" style:font-size-asian="11pt" style:language-asian="en" style:country-asian="US" style:font-style-asian="normal" style:font-name-complex="Arial1" style:font-size-complex="11pt" style:font-style-complex="normal" style:font-weight-complex="bold"/>
    </style:style>
    <style:style style:name="T45" style:family="text">
      <style:text-properties style:font-name="Courier New" fo:font-size="11pt" fo:language="ru" fo:country="RU" style:font-size-asian="11pt" style:font-name-complex="Courier New" style:font-size-complex="11pt" style:font-weight-complex="bold"/>
    </style:style>
    <style:style style:name="T46" style:family="text">
      <style:text-properties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47" style:family="text">
      <style:text-properties style:font-name="Courier New" fo:font-size="14pt" fo:language="ru" fo:country="RU" fo:font-weight="normal" officeooo:rsid="0018551c" style:font-size-asian="14pt" style:font-weight-asian="normal" style:font-name-complex="Courier New" style:font-size-complex="14pt" style:font-weight-complex="normal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name-asian="Microsoft YaHei" style:language-asian="en" style:country-asian="US" style:font-style-asian="italic" style:font-name-complex="Arial1" style:font-style-complex="italic"/>
    </style:style>
    <style:style style:name="T50" style:family="text">
      <style:text-properties officeooo:rsid="0016ca53"/>
    </style:style>
    <style:style style:name="T51" style:family="text">
      <style:text-properties fo:color="#c0c0c0"/>
    </style:style>
    <style:style style:name="T52" style:family="text">
      <style:text-properties fo:color="#c0c0c0" style:font-name="Courier New" fo:font-size="11pt" fo:language="en" fo:country="GB" style:font-size-asian="11pt" style:font-name-complex="Courier New" style:font-size-complex="11pt" style:font-weight-complex="bold"/>
    </style:style>
    <style:style style:name="T53" style:family="text">
      <style:text-properties fo:color="#c0c0c0" style:font-name="Courier New" fo:font-size="11pt" fo:language="en" fo:country="GB" fo:font-style="normal" style:font-name-asian="Microsoft YaHei" style:font-size-asian="11pt" style:language-asian="en" style:country-asian="US" style:font-style-asian="normal" style:font-name-complex="Arial1" style:font-size-complex="11pt" style:font-style-complex="normal" style:font-weight-complex="bold"/>
    </style:style>
    <style:style style:name="T54" style:family="text">
      <style:text-properties fo:color="#c0c0c0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55" style:family="text">
      <style:text-properties fo:color="#c0c0c0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56" style:family="text">
      <style:text-properties fo:color="#c0c0c0" fo:font-size="11pt" style:font-size-asian="11pt" style:font-size-complex="11pt"/>
    </style:style>
    <style:style style:name="T57" style:family="text">
      <style:text-properties fo:color="#c0c0c0" style:font-name="Liberation Mono"/>
    </style:style>
    <style:style style:name="T58" style:family="text">
      <style:text-properties fo:color="#c0c0c0" style:font-name="Liberation Mono" fo:font-size="11pt" fo:language="en" fo:country="GB" style:font-size-asian="11pt" style:font-name-complex="Courier New" style:font-size-complex="11pt" style:font-weight-complex="bold"/>
    </style:style>
    <style:style style:name="T59" style:family="text">
      <style:text-properties fo:color="#c0c0c0" style:font-name="Liberation Mono" fo:font-size="11pt" fo:language="en" fo:country="GB" officeooo:rsid="00434fe0" style:font-size-asian="11pt" style:font-name-complex="Courier New" style:font-size-complex="11pt" style:font-weight-complex="bold"/>
    </style:style>
    <style:style style:name="T60" style:family="text">
      <style:text-properties fo:color="#c0c0c0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61" style:family="text">
      <style:text-properties fo:color="#c0c0c0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62" style:family="text">
      <style:text-properties fo:color="#c0c0c0" style:font-name="Liberation Mono" fo:font-size="11pt" fo:language="ru" fo:country="RU" style:font-size-asian="11pt" style:font-name-complex="Courier New" style:font-size-complex="11pt" style:font-weight-complex="bold"/>
    </style:style>
    <style:style style:name="T63" style:family="text">
      <style:text-properties fo:color="#c0c0c0" style:font-name="Liberation Mono" fo:font-size="11pt" fo:language="ru" fo:country="RU" officeooo:rsid="00434fe0" style:font-size-asian="11pt" style:font-name-complex="Courier New" style:font-size-complex="11pt" style:font-weight-complex="bold"/>
    </style:style>
    <style:style style:name="T64" style:family="text">
      <style:text-properties fo:color="#c0c0c0" style:font-name="Liberation Mono" fo:font-size="11pt" style:font-size-asian="11pt" style:font-size-complex="11pt"/>
    </style:style>
    <style:style style:name="T65" style:family="text">
      <style:text-properties fo:color="#c0c0c0" fo:font-style="normal" style:font-style-asian="normal" style:font-style-complex="normal"/>
    </style:style>
    <style:style style:name="T66" style:family="text">
      <style:text-properties fo:color="#c0c0c0" fo:font-style="italic" style:font-name-asian="Microsoft YaHei" style:language-asian="en" style:country-asian="US" style:font-style-asian="italic" style:font-name-complex="Arial1" style:font-style-complex="italic"/>
    </style:style>
    <style:style style:name="T67" style:family="text">
      <style:text-properties fo:color="#c0c0c0" style:font-name="Liberation Mono" fo:font-size="11pt" style:font-size-asian="11pt" style:font-size-complex="11pt"/>
    </style:style>
    <style:style style:name="T68" style:family="text">
      <style:text-properties fo:color="#c0c0c0" style:font-name="Liberation Mono" fo:font-size="11pt" fo:language="ru" fo:country="RU" fo:font-weight="normal" officeooo:rsid="002040a0" style:font-size-asian="11pt" style:font-weight-asian="normal" style:font-size-complex="11pt" style:font-weight-complex="normal"/>
    </style:style>
    <style:style style:name="T69" style:family="text">
      <style:text-properties fo:color="#c0c0c0" style:font-name="Liberation Mono" fo:font-size="11pt" fo:language="ru" fo:country="RU" fo:font-style="italic" fo:font-weight="normal" officeooo:rsid="002040a0" style:font-size-asian="11pt" style:font-style-asian="italic" style:font-weight-asian="normal" style:font-size-complex="11pt" style:font-style-complex="italic" style:font-weight-complex="normal"/>
    </style:style>
    <style:style style:name="T70" style:family="text">
      <style:text-properties fo:color="#c0c0c0" style:font-name="Liberation Mono" fo:font-style="italic" style:font-name-asian="Microsoft YaHei" style:language-asian="en" style:country-asian="US" style:font-style-asian="italic" style:font-name-complex="Arial1" style:font-style-complex="italic"/>
    </style:style>
    <style:style style:name="T71" style:family="text">
      <style:text-properties fo:color="#c0c0c0" style:font-name="Liberation Mono" fo:font-size="14pt" fo:language="ru" fo:country="RU" fo:font-weight="normal" officeooo:rsid="002040a0" style:font-size-asian="14pt" style:font-weight-asian="normal" style:font-size-complex="14pt" style:font-weight-complex="normal"/>
    </style:style>
    <style:style style:name="T72" style:family="text">
      <style:text-properties fo:color="#c0c0c0" style:font-name="Liberation Mono" fo:language="ru" fo:country="RU" fo:font-weight="normal" officeooo:rsid="002040a0" style:font-weight-asian="normal" style:font-weight-complex="normal"/>
    </style:style>
    <style:style style:name="T73" style:family="text">
      <style:text-properties fo:color="#c0c0c0" style:font-name="Liberation Serif" fo:font-size="14pt" fo:language="ru" fo:country="RU" fo:font-weight="normal" officeooo:rsid="002040a0" style:font-size-asian="14pt" style:font-weight-asian="normal" style:font-size-complex="14pt" style:font-weight-complex="normal"/>
    </style:style>
    <style:style style:name="T74" style:family="text">
      <style:text-properties fo:color="#c0c0c0" fo:font-size="14pt" fo:language="ru" fo:country="RU" fo:font-weight="normal" officeooo:rsid="002040a0" style:font-size-asian="14pt" style:font-weight-asian="normal" style:font-size-complex="14pt" style:font-weight-complex="normal"/>
    </style:style>
    <style:style style:name="T75" style:family="text">
      <style:text-properties fo:color="#ff55ff"/>
    </style:style>
    <style:style style:name="T76" style:family="text">
      <style:text-properties fo:color="#ff55ff" style:font-name="Courier New" fo:font-size="11pt" fo:language="en" fo:country="GB" style:font-size-asian="11pt" style:font-name-complex="Courier New" style:font-size-complex="11pt" style:font-weight-complex="bold"/>
    </style:style>
    <style:style style:name="T77" style:family="text">
      <style:text-properties fo:color="#ff55ff" style:font-name="Courier New" fo:font-size="11pt" fo:language="en" fo:country="GB" fo:font-style="normal" style:font-name-asian="Microsoft YaHei" style:font-size-asian="11pt" style:language-asian="en" style:country-asian="US" style:font-style-asian="normal" style:font-name-complex="Arial1" style:font-size-complex="11pt" style:font-style-complex="normal" style:font-weight-complex="bold"/>
    </style:style>
    <style:style style:name="T78" style:family="text">
      <style:text-properties fo:color="#ff55ff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79" style:family="text">
      <style:text-properties fo:color="#ff55ff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80" style:family="text">
      <style:text-properties fo:color="#ff55ff" fo:font-size="11pt" style:font-size-asian="11pt" style:font-size-complex="11pt"/>
    </style:style>
    <style:style style:name="T81" style:family="text">
      <style:text-properties fo:color="#ff55ff" style:font-name="Liberation Mono"/>
    </style:style>
    <style:style style:name="T82" style:family="text">
      <style:text-properties fo:color="#ff55ff" style:font-name="Liberation Mono" fo:font-size="11pt" fo:language="en" fo:country="GB" style:font-size-asian="11pt" style:font-name-complex="Courier New" style:font-size-complex="11pt" style:font-weight-complex="bold"/>
    </style:style>
    <style:style style:name="T83" style:family="text">
      <style:text-properties fo:color="#ff55ff" style:font-name="Liberation Mono" fo:font-size="11pt" fo:language="en" fo:country="GB" officeooo:rsid="00434fe0" style:font-size-asian="11pt" style:font-name-complex="Courier New" style:font-size-complex="11pt" style:font-weight-complex="bold"/>
    </style:style>
    <style:style style:name="T84" style:family="text">
      <style:text-properties fo:color="#ff55ff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85" style:family="text">
      <style:text-properties fo:color="#ff55ff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86" style:family="text">
      <style:text-properties fo:color="#ff55ff" style:font-name="Liberation Mono" fo:font-size="11pt" style:font-size-asian="11pt" style:font-size-complex="11pt"/>
    </style:style>
    <style:style style:name="T87" style:family="text">
      <style:text-properties fo:color="#ff55ff" fo:font-style="normal" style:font-style-asian="normal" style:font-style-complex="normal"/>
    </style:style>
    <style:style style:name="T88" style:family="text">
      <style:text-properties fo:color="#ff55ff" fo:font-style="italic" style:font-name-asian="Microsoft YaHei" style:language-asian="en" style:country-asian="US" style:font-style-asian="italic" style:font-name-complex="Arial1" style:font-style-complex="italic"/>
    </style:style>
    <style:style style:name="T89" style:family="text">
      <style:text-properties fo:color="#ff55ff" style:font-name="Liberation Mono" fo:font-style="italic" style:font-name-asian="Microsoft YaHei" style:language-asian="en" style:country-asian="US" style:font-style-asian="italic" style:font-name-complex="Arial1" style:font-style-complex="italic"/>
    </style:style>
    <style:style style:name="T90" style:family="text">
      <style:text-properties fo:color="#ff55ff" style:font-name="Liberation Mono" fo:font-size="14pt" fo:language="ru" fo:country="RU" fo:font-weight="normal" officeooo:rsid="002040a0" style:font-size-asian="14pt" style:font-weight-asian="normal" style:font-size-complex="14pt" style:font-weight-complex="normal"/>
    </style:style>
    <style:style style:name="T91" style:family="text">
      <style:text-properties fo:color="#ff55ff" style:font-name="Liberation Mono" fo:language="ru" fo:country="RU" fo:font-weight="normal" officeooo:rsid="002040a0" style:font-weight-asian="normal" style:font-weight-complex="normal"/>
    </style:style>
    <style:style style:name="T92" style:family="text">
      <style:text-properties fo:color="#ff55ff" style:font-name="Liberation Mono" fo:font-size="11pt" fo:language="ru" fo:country="RU" fo:font-weight="normal" officeooo:rsid="002040a0" style:font-size-asian="11pt" style:font-weight-asian="normal" style:font-size-complex="11pt" style:font-weight-complex="normal"/>
    </style:style>
    <style:style style:name="T93" style:family="text">
      <style:text-properties fo:color="#ff55ff" style:font-name="Liberation Mono" fo:font-size="11pt" fo:language="ru" fo:country="RU" fo:font-style="italic" fo:font-weight="normal" officeooo:rsid="002040a0" style:font-size-asian="11pt" style:font-style-asian="italic" style:font-weight-asian="normal" style:font-size-complex="11pt" style:font-style-complex="italic" style:font-weight-complex="normal"/>
    </style:style>
    <style:style style:name="T94" style:family="text">
      <style:text-properties fo:color="#ff55ff" style:font-name="Liberation Serif" fo:font-size="14pt" fo:language="ru" fo:country="RU" fo:font-weight="normal" officeooo:rsid="002040a0" style:font-size-asian="14pt" style:font-weight-asian="normal" style:font-size-complex="14pt" style:font-weight-complex="normal"/>
    </style:style>
    <style:style style:name="T95" style:family="text">
      <style:text-properties fo:color="#ff55ff" fo:font-size="14pt" fo:language="ru" fo:country="RU" fo:font-weight="normal" officeooo:rsid="002040a0" style:font-size-asian="14pt" style:font-weight-asian="normal" style:font-size-complex="14pt" style:font-weight-complex="normal"/>
    </style:style>
    <style:style style:name="T96" style:family="text">
      <style:text-properties fo:font-size="11pt" style:font-size-asian="11pt" style:font-size-complex="11pt"/>
    </style:style>
    <style:style style:name="T97" style:family="text">
      <style:text-properties fo:font-size="11pt" fo:font-style="italic" style:font-name-asian="Microsoft YaHei" style:font-size-asian="11pt" style:language-asian="en" style:country-asian="US" style:font-style-asian="italic" style:font-name-complex="Arial1" style:font-size-complex="11pt" style:font-style-complex="italic"/>
    </style:style>
    <style:style style:name="T98" style:family="text">
      <style:text-properties style:font-name="Liberation Mono"/>
    </style:style>
    <style:style style:name="T99" style:family="text">
      <style:text-properties style:font-name="Liberation Mono" fo:font-size="11pt" fo:language="en" fo:country="GB" style:font-size-asian="11pt" style:font-name-complex="Courier New" style:font-size-complex="11pt" style:font-weight-complex="bold"/>
    </style:style>
    <style:style style:name="T100" style:family="text">
      <style:text-properties style:font-name="Liberation Mono" fo:font-size="11pt" fo:language="en" fo:country="GB" officeooo:rsid="0031d761" style:font-size-asian="11pt" style:font-name-complex="Courier New" style:font-size-complex="11pt" style:font-weight-complex="bold"/>
    </style:style>
    <style:style style:name="T101" style:family="text">
      <style:text-properties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102" style:family="text">
      <style:text-properties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103" style:family="text">
      <style:text-properties style:font-name="Liberation Mono" fo:font-size="11pt" style:font-size-asian="11pt" style:font-size-complex="11pt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variant="normal" fo:text-transform="none" fo:color="#006600" style:font-name="Liberation Mono" fo:font-size="11pt" fo:letter-spacing="normal" fo:language="en" fo:country="GB" officeooo:rsid="00297c77" fo:background-color="#ffffff" loext:char-shading-value="0" style:font-size-asian="11pt" style:font-name-complex="Courier New" style:font-size-complex="11pt" style:font-weight-complex="bold"/>
    </style:style>
    <style:style style:name="T106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297c77" fo:background-color="#ffffff" loext:char-shading-value="0" style:font-size-asian="11pt" style:font-name-complex="Courier New" style:font-size-complex="11pt" style:font-weight-complex="bold"/>
    </style:style>
    <style:style style:name="T107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2ae878" fo:background-color="#ffffff" loext:char-shading-value="0" style:font-size-asian="11pt" style:font-name-complex="Courier New" style:font-size-complex="11pt" style:font-weight-complex="bold"/>
    </style:style>
    <style:style style:name="T108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434fe0" style:font-size-asian="11pt" style:font-name-complex="Courier New" style:font-size-complex="11pt" style:font-weight-complex="bold"/>
    </style:style>
    <style:style style:name="T109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4ccd3f" style:font-size-asian="11pt" style:font-name-complex="Courier New" style:font-size-complex="11pt" style:font-weight-complex="bold"/>
    </style:style>
    <style:style style:name="T110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4d2823" style:font-size-asian="11pt" style:font-name-complex="Courier New" style:font-size-complex="11pt" style:font-weight-complex="bold"/>
    </style:style>
    <style:style style:name="T111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4d2823" style:font-size-asian="11pt" style:font-weight-asian="normal" style:font-name-complex="Courier New" style:font-size-complex="11pt" style:font-weight-complex="normal"/>
    </style:style>
    <style:style style:name="T112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434fe0" style:font-size-asian="11pt" style:font-weight-asian="normal" style:font-name-complex="Courier New" style:font-size-complex="11pt" style:font-weight-complex="normal"/>
    </style:style>
    <style:style style:name="T113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18551c" style:font-size-asian="11pt" style:font-weight-asian="normal" style:font-name-complex="Courier New" style:font-size-complex="11pt" style:font-weight-complex="bold"/>
    </style:style>
    <style:style style:name="T114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3814b6" style:font-size-asian="11pt" style:font-weight-asian="normal" style:font-name-complex="Courier New" style:font-size-complex="11pt" style:font-weight-complex="bold"/>
    </style:style>
    <style:style style:name="T115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37ebae" style:font-size-asian="11pt" style:font-weight-asian="normal" style:font-name-complex="Courier New" style:font-size-complex="11pt" style:font-weight-complex="bold"/>
    </style:style>
    <style:style style:name="T116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434fe0" style:font-size-asian="11pt" style:font-weight-asian="normal" style:font-name-complex="Courier New" style:font-size-complex="11pt" style:font-weight-complex="normal"/>
    </style:style>
    <style:style style:name="T117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4391c7" style:font-size-asian="11pt" style:font-weight-asian="normal" style:font-name-complex="Courier New" style:font-size-complex="11pt" style:font-weight-complex="normal"/>
    </style:style>
    <style:style style:name="T118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4ac6b9" style:font-size-asian="11pt" style:font-weight-asian="normal" style:font-name-complex="Courier New" style:font-size-complex="11pt" style:font-weight-complex="normal"/>
    </style:style>
    <style:style style:name="T119" style:family="text">
      <style:text-properties fo:font-variant="normal" fo:text-transform="none" fo:color="#006600" style:font-name="Liberation Mono" fo:font-size="11pt" fo:letter-spacing="normal" fo:font-style="normal" fo:font-weight="normal" officeooo:rsid="00405340" style:font-name-asian="Microsoft YaHei" style:font-size-asian="11pt" style:language-asian="en" style:country-asian="US" style:font-style-asian="normal" style:font-name-complex="Arial1" style:font-size-complex="11pt" style:font-style-complex="normal"/>
    </style:style>
    <style:style style:name="T120" style:family="text">
      <style:text-properties fo:font-variant="normal" fo:text-transform="none" fo:color="#006600" style:font-name="monospace" fo:font-size="11pt" fo:letter-spacing="normal" fo:font-style="normal" fo:font-weight="normal" style:font-size-asian="11pt" style:font-size-complex="11pt"/>
    </style:style>
    <style:style style:name="T121" style:family="text">
      <style:text-properties fo:font-variant="normal" fo:text-transform="none" fo:color="#006600" style:font-name="monospace" fo:font-size="11pt" fo:letter-spacing="normal" fo:font-style="normal" fo:font-weight="normal" officeooo:rsid="003814b6" style:font-size-asian="11pt" style:font-size-complex="11pt"/>
    </style:style>
    <style:style style:name="T122" style:family="text">
      <style:text-properties fo:font-variant="normal" fo:text-transform="none" fo:color="#006600" style:font-name="monospace" fo:font-size="11pt" fo:letter-spacing="normal" fo:font-style="normal" fo:font-weight="normal" officeooo:rsid="00390edb" style:font-size-asian="11pt" style:font-size-complex="11pt"/>
    </style:style>
    <style:style style:name="T123" style:family="text">
      <style:text-properties fo:font-variant="normal" fo:text-transform="none" fo:color="#006600" fo:letter-spacing="normal" fo:font-style="normal" fo:font-weight="normal"/>
    </style:style>
    <style:style style:name="T124" style:family="text">
      <style:text-properties fo:font-variant="normal" fo:text-transform="none" fo:color="#006600" fo:letter-spacing="normal" fo:font-style="normal" fo:font-weight="normal" style:font-size-asian="11pt" style:font-size-complex="11pt"/>
    </style:style>
    <style:style style:name="T125" style:family="text">
      <style:text-properties fo:font-variant="normal" fo:text-transform="none" fo:color="#006600" fo:letter-spacing="normal" fo:font-style="normal" fo:font-weight="normal" officeooo:rsid="004eac1e" style:font-size-asian="11pt" style:font-size-complex="11pt"/>
    </style:style>
    <style:style style:name="T126" style:family="text">
      <style:text-properties fo:font-variant="normal" fo:text-transform="none" fo:color="#006600" fo:letter-spacing="normal" fo:font-style="normal" fo:font-weight="normal" officeooo:rsid="005423e6" style:font-size-asian="11pt" style:font-size-complex="11pt"/>
    </style:style>
    <style:style style:name="T127" style:family="text">
      <style:text-properties fo:font-variant="normal" fo:text-transform="none" fo:color="#006600" fo:letter-spacing="normal" fo:font-style="normal" fo:font-weight="normal" officeooo:rsid="005bbe82"/>
    </style:style>
    <style:style style:name="T128" style:family="text">
      <style:text-properties fo:font-variant="normal" fo:text-transform="none" fo:color="#006600" fo:letter-spacing="normal" fo:font-style="normal" fo:font-weight="normal" fo:background-color="#ffffff" loext:char-shading-value="0"/>
    </style:style>
    <style:style style:name="T129" style:family="text">
      <style:text-properties fo:font-variant="normal" fo:text-transform="none" fo:color="#006600" fo:letter-spacing="normal" fo:font-style="normal" fo:font-weight="normal" officeooo:rsid="00693621" fo:background-color="#ffffff" loext:char-shading-value="0"/>
    </style:style>
    <style:style style:name="T130" style:family="text">
      <style:text-properties fo:font-variant="normal" fo:text-transform="none" fo:color="#006600" fo:font-size="11pt" fo:letter-spacing="normal" style:font-size-asian="11pt" style:font-size-complex="11pt"/>
    </style:style>
    <style:style style:name="T131" style:family="text">
      <style:text-properties fo:font-variant="normal" fo:text-transform="none" fo:color="#006600" style:font-name="Liberation Mono" fo:font-size="11pt" fo:letter-spacing="normal" fo:font-style="normal" fo:font-weight="normal" fo:background-color="#ffffff" loext:char-shading-value="0" style:font-size-asian="11pt" style:font-size-complex="11pt"/>
    </style:style>
    <style:style style:name="T132" style:family="text">
      <style:text-properties fo:font-variant="normal" fo:text-transform="none" fo:color="#006600" style:font-name="Liberation Mono" fo:font-size="11pt" fo:letter-spacing="normal" fo:font-style="normal" fo:font-weight="normal" officeooo:rsid="00693621" fo:background-color="#ffffff" loext:char-shading-value="0" style:font-size-asian="11pt" style:font-size-complex="11pt"/>
    </style:style>
    <style:style style:name="T133" style:family="text">
      <style:text-properties fo:font-variant="normal" fo:text-transform="none" fo:color="#006600" style:font-name="Liberation Mono" fo:font-size="11pt" fo:letter-spacing="normal" fo:font-style="normal" fo:font-weight="normal" officeooo:rsid="00728c4c" fo:background-color="#ffffff" loext:char-shading-value="0" style:font-size-asian="11pt" style:font-size-complex="11pt"/>
    </style:style>
    <style:style style:name="T134" style:family="text">
      <style:text-properties fo:color="#006600"/>
    </style:style>
    <style:style style:name="T135" style:family="text">
      <style:text-properties fo:color="#006600" style:font-name="Liberation Mono"/>
    </style:style>
    <style:style style:name="T136" style:family="text">
      <style:text-properties fo:color="#006600" style:font-name="Liberation Mono" fo:font-size="11pt" fo:language="en" fo:country="GB" style:font-size-asian="11pt" style:font-name-complex="Courier New" style:font-size-complex="11pt" style:font-weight-complex="bold"/>
    </style:style>
    <style:style style:name="T137" style:family="text">
      <style:text-properties fo:color="#006600" style:font-name="Liberation Mono" fo:font-size="11pt" fo:language="en" fo:country="GB" officeooo:rsid="0027da6a" style:font-size-asian="11pt" style:font-name-complex="Courier New" style:font-size-complex="11pt" style:font-weight-complex="bold"/>
    </style:style>
    <style:style style:name="T138" style:family="text">
      <style:text-properties fo:color="#006600" style:font-name="Liberation Mono" fo:font-size="11pt" fo:language="en" fo:country="GB" officeooo:rsid="00297c77" style:font-size-asian="11pt" style:font-name-complex="Courier New" style:font-size-complex="11pt" style:font-weight-complex="bold"/>
    </style:style>
    <style:style style:name="T139" style:family="text">
      <style:text-properties fo:color="#006600" style:font-name="Liberation Mono" fo:font-size="11pt" fo:language="en" fo:country="GB" officeooo:rsid="002c6267" style:font-size-asian="11pt" style:font-name-complex="Courier New" style:font-size-complex="11pt" style:font-weight-complex="bold"/>
    </style:style>
    <style:style style:name="T140" style:family="text">
      <style:text-properties fo:color="#006600" style:font-name="Liberation Mono" fo:font-size="11pt" fo:language="en" fo:country="GB" officeooo:rsid="002ae878" style:font-size-asian="11pt" style:font-name-complex="Courier New" style:font-size-complex="11pt" style:font-weight-complex="bold"/>
    </style:style>
    <style:style style:name="T141" style:family="text">
      <style:text-properties fo:color="#006600" style:font-name="Liberation Mono" fo:font-size="11pt" fo:language="en" fo:country="GB" officeooo:rsid="002c98d9" style:font-size-asian="11pt" style:font-name-complex="Courier New" style:font-size-complex="11pt" style:font-weight-complex="bold"/>
    </style:style>
    <style:style style:name="T142" style:family="text">
      <style:text-properties fo:color="#006600" style:font-name="Liberation Mono" fo:font-size="11pt" fo:language="en" fo:country="GB" officeooo:rsid="0030a50c" style:font-size-asian="11pt" style:font-name-complex="Courier New" style:font-size-complex="11pt" style:font-weight-complex="bold"/>
    </style:style>
    <style:style style:name="T143" style:family="text">
      <style:text-properties fo:color="#006600" style:font-name="Liberation Mono" fo:font-size="11pt" fo:language="en" fo:country="GB" officeooo:rsid="0031d761" style:font-size-asian="11pt" style:font-name-complex="Courier New" style:font-size-complex="11pt" style:font-weight-complex="bold"/>
    </style:style>
    <style:style style:name="T144" style:family="text">
      <style:text-properties fo:color="#006600" style:font-name="Liberation Mono" fo:font-size="11pt" fo:language="en" fo:country="GB" officeooo:rsid="00434fe0" style:font-size-asian="11pt" style:font-name-complex="Courier New" style:font-size-complex="11pt" style:font-weight-complex="bold"/>
    </style:style>
    <style:style style:name="T145" style:family="text">
      <style:text-properties fo:color="#006600" style:font-name="Liberation Mono" fo:font-size="11pt" fo:language="en" fo:country="GB" officeooo:rsid="004560e9" style:font-size-asian="11pt" style:font-name-complex="Courier New" style:font-size-complex="11pt" style:font-weight-complex="bold"/>
    </style:style>
    <style:style style:name="T146" style:family="text">
      <style:text-properties fo:color="#006600" style:font-name="Liberation Mono" fo:font-size="11pt" fo:language="en" fo:country="GB" officeooo:rsid="00463c10" style:font-size-asian="11pt" style:font-name-complex="Courier New" style:font-size-complex="11pt" style:font-weight-complex="bold"/>
    </style:style>
    <style:style style:name="T147" style:family="text">
      <style:text-properties fo:color="#006600" style:font-name="Liberation Mono" fo:font-size="11pt" fo:language="en" fo:country="GB" officeooo:rsid="0047da82" style:font-size-asian="11pt" style:font-name-complex="Courier New" style:font-size-complex="11pt" style:font-weight-complex="bold"/>
    </style:style>
    <style:style style:name="T148" style:family="text">
      <style:text-properties fo:color="#006600" style:font-name="Liberation Mono" fo:font-size="11pt" fo:language="en" fo:country="GB" officeooo:rsid="00493821" style:font-size-asian="11pt" style:font-name-complex="Courier New" style:font-size-complex="11pt" style:font-weight-complex="bold"/>
    </style:style>
    <style:style style:name="T149" style:family="text">
      <style:text-properties fo:color="#006600" style:font-name="Liberation Mono" fo:font-size="11pt" fo:language="en" fo:country="GB" officeooo:rsid="004a52bb" style:font-size-asian="11pt" style:font-name-complex="Courier New" style:font-size-complex="11pt" style:font-weight-complex="bold"/>
    </style:style>
    <style:style style:name="T150" style:family="text">
      <style:text-properties fo:color="#006600" style:font-name="Liberation Mono" fo:font-size="11pt" fo:language="en" fo:country="GB" fo:font-weight="normal" officeooo:rsid="0018551c" style:font-size-asian="11pt" style:font-weight-asian="normal" style:font-name-complex="Courier New" style:font-size-complex="11pt" style:font-weight-complex="bold"/>
    </style:style>
    <style:style style:name="T151" style:family="text">
      <style:text-properties fo:color="#006600" style:font-name="Liberation Mono" fo:font-size="11pt" fo:language="en" fo:country="GB" fo:font-weight="normal" officeooo:rsid="0027da6a" style:font-size-asian="11pt" style:font-weight-asian="normal" style:font-name-complex="Courier New" style:font-size-complex="11pt" style:font-weight-complex="bold"/>
    </style:style>
    <style:style style:name="T152" style:family="text">
      <style:text-properties fo:color="#006600" style:font-name="Liberation Mono" fo:font-size="11pt" fo:language="en" fo:country="GB" fo:font-weight="normal" officeooo:rsid="00297c77" style:font-size-asian="11pt" style:font-weight-asian="normal" style:font-name-complex="Courier New" style:font-size-complex="11pt" style:font-weight-complex="bold"/>
    </style:style>
    <style:style style:name="T153" style:family="text">
      <style:text-properties fo:color="#006600" style:font-name="Liberation Mono" fo:font-size="11pt" fo:language="en" fo:country="GB" fo:font-weight="normal" officeooo:rsid="002c98d9" style:font-size-asian="11pt" style:font-weight-asian="normal" style:font-name-complex="Courier New" style:font-size-complex="11pt" style:font-weight-complex="bold"/>
    </style:style>
    <style:style style:name="T154" style:family="text">
      <style:text-properties fo:color="#006600" style:font-name="Liberation Mono" fo:font-size="11pt" fo:language="en" fo:country="GB" fo:font-weight="normal" officeooo:rsid="0031e830" style:font-size-asian="11pt" style:font-weight-asian="normal" style:font-name-complex="Courier New" style:font-size-complex="11pt" style:font-weight-complex="bold"/>
    </style:style>
    <style:style style:name="T155" style:family="text">
      <style:text-properties fo:color="#006600" style:font-name="Liberation Mono" fo:font-size="11pt" fo:language="en" fo:country="GB" fo:font-weight="normal" officeooo:rsid="003714ae" style:font-size-asian="11pt" style:font-weight-asian="normal" style:font-name-complex="Courier New" style:font-size-complex="11pt" style:font-weight-complex="bold"/>
    </style:style>
    <style:style style:name="T156" style:family="text">
      <style:text-properties fo:color="#006600" style:font-name="Liberation Mono" fo:font-size="11pt" fo:language="en" fo:country="GB" fo:font-style="normal" officeooo:rsid="003e55a8" style:font-name-asian="Microsoft YaHei" style:font-size-asian="11pt" style:language-asian="en" style:country-asian="US" style:font-style-asian="normal" style:font-name-complex="Arial1" style:font-size-complex="11pt" style:font-style-complex="normal" style:font-weight-complex="bold"/>
    </style:style>
    <style:style style:name="T157" style:family="text">
      <style:text-properties fo:color="#006600" style:font-name="Liberation Mono" fo:font-size="11pt" fo:language="en" fo:country="GB" fo:font-style="normal" officeooo:rsid="00405340" style:font-name-asian="Microsoft YaHei" style:font-size-asian="11pt" style:language-asian="en" style:country-asian="US" style:font-style-asian="normal" style:font-name-complex="Arial1" style:font-size-complex="11pt" style:font-style-complex="normal" style:font-weight-complex="bold"/>
    </style:style>
    <style:style style:name="T158" style:family="text">
      <style:text-properties fo:color="#006600" style:font-name="Liberation Mono" fo:font-size="11pt" style:font-size-asian="11pt" style:font-size-complex="11pt"/>
    </style:style>
    <style:style style:name="T159" style:family="text">
      <style:text-properties fo:color="#006600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160" style:family="text">
      <style:text-properties fo:color="#006600" style:font-name="Liberation Mono" fo:font-size="11pt" fo:language="ru" fo:country="RU" fo:font-weight="normal" officeooo:rsid="003714ae" style:font-size-asian="11pt" style:font-weight-asian="normal" style:font-name-complex="Courier New" style:font-size-complex="11pt" style:font-weight-complex="bold"/>
    </style:style>
    <style:style style:name="T161" style:family="text">
      <style:text-properties fo:color="#006600" style:font-name="Liberation Mono" fo:font-size="11pt" fo:language="ru" fo:country="RU" fo:font-weight="normal" officeooo:rsid="0037ebae" style:font-size-asian="11pt" style:font-weight-asian="normal" style:font-name-complex="Courier New" style:font-size-complex="11pt" style:font-weight-complex="bold"/>
    </style:style>
    <style:style style:name="T162" style:family="text">
      <style:text-properties fo:color="#006600" style:font-name="Liberation Mono" fo:language="en" fo:country="GB" officeooo:rsid="0027da6a" style:font-name-complex="Courier New" style:font-weight-complex="bold"/>
    </style:style>
    <style:style style:name="T163" style:family="text">
      <style:text-properties fo:color="#006600" style:font-name="Liberation Mono" fo:language="en" fo:country="GB" officeooo:rsid="003b41dc" style:font-name-complex="Courier New" style:font-weight-complex="bold"/>
    </style:style>
    <style:style style:name="T164" style:family="text">
      <style:text-properties fo:color="#006600" style:font-name="Liberation Mono" fo:language="en" fo:country="GB" officeooo:rsid="003a2cf0" style:font-name-complex="Courier New" style:font-weight-complex="bold"/>
    </style:style>
    <style:style style:name="T165" style:family="text">
      <style:text-properties fo:color="#006600" style:font-name="Liberation Mono" fo:language="en" fo:country="GB" officeooo:rsid="0030a50c" style:font-name-complex="Courier New" style:font-weight-complex="bold"/>
    </style:style>
    <style:style style:name="T166" style:family="text">
      <style:text-properties fo:color="#006600" style:font-name="Liberation Mono" fo:language="en" fo:country="GB" officeooo:rsid="0031d761" style:font-name-complex="Courier New" style:font-weight-complex="bold"/>
    </style:style>
    <style:style style:name="T167" style:family="text">
      <style:text-properties fo:color="#006600" style:font-name="Liberation Mono" fo:language="en" fo:country="GB" officeooo:rsid="00730265" style:font-name-complex="Courier New" style:font-weight-complex="bold"/>
    </style:style>
    <style:style style:name="T168" style:family="text">
      <style:text-properties fo:color="#006600" style:font-name="Liberation Mono" fo:language="en" fo:country="GB" officeooo:rsid="00739646" style:font-name-complex="Courier New" style:font-weight-complex="bold"/>
    </style:style>
    <style:style style:name="T169" style:family="text">
      <style:text-properties fo:color="#006600" style:font-name="Liberation Mono" fo:language="en" fo:country="GB" officeooo:rsid="0073fd2f" style:font-name-complex="Courier New" style:font-weight-complex="bold"/>
    </style:style>
    <style:style style:name="T170" style:family="text">
      <style:text-properties fo:color="#006600" style:font-name="Liberation Mono" fo:language="en" fo:country="GB" officeooo:rsid="007494e3" style:font-name-complex="Courier New" style:font-weight-complex="bold"/>
    </style:style>
    <style:style style:name="T171" style:family="text">
      <style:text-properties fo:color="#006600" style:font-name="Liberation Mono" fo:language="en" fo:country="GB" officeooo:rsid="00798c72" style:font-name-complex="Courier New" style:font-weight-complex="bold"/>
    </style:style>
    <style:style style:name="T172" style:family="text">
      <style:text-properties fo:color="#006600" officeooo:rsid="002d30ca"/>
    </style:style>
    <style:style style:name="T173" style:family="text">
      <style:text-properties fo:color="#006600" fo:font-size="11pt" style:font-size-asian="11pt" style:font-size-complex="11pt"/>
    </style:style>
    <style:style style:name="T174" style:family="text">
      <style:text-properties fo:color="#006600" officeooo:rsid="0031e830"/>
    </style:style>
    <style:style style:name="T175" style:family="text">
      <style:text-properties fo:color="#006600" officeooo:rsid="00336385"/>
    </style:style>
    <style:style style:name="T176" style:family="text">
      <style:text-properties fo:color="#006600" officeooo:rsid="00347f3e"/>
    </style:style>
    <style:style style:name="T177" style:family="text">
      <style:text-properties fo:color="#006600" fo:language="en" fo:country="GB" officeooo:rsid="0027da6a" style:font-name-complex="Courier New" style:font-weight-complex="bold"/>
    </style:style>
    <style:style style:name="T178" style:family="text">
      <style:text-properties fo:color="#006600" fo:language="en" fo:country="GB" officeooo:rsid="0030a50c" style:font-name-complex="Courier New" style:font-weight-complex="bold"/>
    </style:style>
    <style:style style:name="T179" style:family="text">
      <style:text-properties fo:color="#006600" fo:language="en" fo:country="GB" officeooo:rsid="0031d761" style:font-name-complex="Courier New" style:font-weight-complex="bold"/>
    </style:style>
    <style:style style:name="T180" style:family="text">
      <style:text-properties fo:color="#006600" fo:language="en" fo:country="GB" officeooo:rsid="0073fd2f" style:font-name-complex="Courier New" style:font-weight-complex="bold"/>
    </style:style>
    <style:style style:name="T181" style:family="text">
      <style:text-properties fo:color="#006600" style:font-size-asian="11pt" style:font-size-complex="11pt"/>
    </style:style>
    <style:style style:name="T182" style:family="text">
      <style:text-properties fo:color="#006600" officeooo:rsid="004eac1e" style:font-size-asian="11pt" style:font-size-complex="11pt"/>
    </style:style>
    <style:style style:name="T183" style:family="text">
      <style:text-properties fo:color="#006600" officeooo:rsid="00390edb"/>
    </style:style>
    <style:style style:name="T184" style:family="text">
      <style:text-properties fo:color="#006600" officeooo:rsid="003a2cf0"/>
    </style:style>
    <style:style style:name="T185" style:family="text">
      <style:text-properties fo:color="#006600" style:font-name="Courier New" fo:language="ru" fo:country="RU" fo:font-weight="normal" officeooo:rsid="0018551c" style:font-weight-asian="normal" style:font-name-complex="Courier New" style:font-weight-complex="bold"/>
    </style:style>
    <style:style style:name="T186" style:family="text">
      <style:text-properties fo:color="#006600" style:font-name="Courier New" fo:language="ru" fo:country="RU" fo:font-weight="normal" officeooo:rsid="003a2cf0" style:font-weight-asian="normal" style:font-name-complex="Courier New" style:font-weight-complex="bold"/>
    </style:style>
    <style:style style:name="T187" style:family="text">
      <style:text-properties fo:color="#006600" style:font-name="Courier New" fo:language="ru" fo:country="RU" fo:font-weight="normal" officeooo:rsid="003b41dc" style:font-weight-asian="normal" style:font-name-complex="Courier New" style:font-weight-complex="bold"/>
    </style:style>
    <style:style style:name="T188" style:family="text">
      <style:text-properties fo:color="#006600" style:font-name="Courier New" fo:language="en" fo:country="GB" officeooo:rsid="003e55a8" style:font-name-asian="Microsoft YaHei" style:language-asian="en" style:country-asian="US" style:font-name-complex="Arial1" style:font-weight-complex="bold"/>
    </style:style>
    <style:style style:name="T189" style:family="text">
      <style:text-properties fo:color="#006600" style:font-name="Courier New" fo:language="en" fo:country="GB" officeooo:rsid="0041f0ff" style:font-name-asian="Microsoft YaHei" style:language-asian="en" style:country-asian="US" style:font-name-complex="Arial1" style:font-weight-complex="bold"/>
    </style:style>
    <style:style style:name="T190" style:family="text">
      <style:text-properties fo:color="#006600" style:font-name="Courier New" fo:language="en" fo:country="GB" fo:font-style="normal" officeooo:rsid="003e55a8" style:font-name-asian="Microsoft YaHei" style:language-asian="en" style:country-asian="US" style:font-style-asian="normal" style:font-name-complex="Arial1" style:font-style-complex="normal" style:font-weight-complex="bold"/>
    </style:style>
    <style:style style:name="T191" style:family="text">
      <style:text-properties fo:color="#006600" style:font-name="Courier New" fo:font-size="11pt" fo:language="en" fo:country="GB" fo:font-style="normal" style:font-name-asian="Microsoft YaHei" style:font-size-asian="11pt" style:language-asian="en" style:country-asian="US" style:font-style-asian="normal" style:font-name-complex="Arial1" style:font-size-complex="11pt" style:font-style-complex="normal" style:font-weight-complex="bold"/>
    </style:style>
    <style:style style:name="T192" style:family="text">
      <style:text-properties fo:color="#006600" style:font-name="Courier New" fo:font-size="11pt" fo:language="en" fo:country="GB" fo:font-style="normal" officeooo:rsid="003e55a8" style:font-name-asian="Microsoft YaHei" style:font-size-asian="11pt" style:language-asian="en" style:country-asian="US" style:font-style-asian="normal" style:font-name-complex="Arial1" style:font-size-complex="11pt" style:font-style-complex="normal" style:font-weight-complex="bold"/>
    </style:style>
    <style:style style:name="T193" style:family="text">
      <style:text-properties fo:color="#006600" officeooo:rsid="00405340"/>
    </style:style>
    <style:style style:name="T194" style:family="text">
      <style:text-properties fo:color="#006600" fo:font-style="normal" style:font-style-asian="normal" style:font-style-complex="normal"/>
    </style:style>
    <style:style style:name="T195" style:family="text">
      <style:text-properties fo:color="#006600" fo:font-style="normal" style:font-name-asian="Microsoft YaHei" style:language-asian="en" style:country-asian="US" style:font-style-asian="normal" style:font-name-complex="Arial1" style:font-style-complex="normal"/>
    </style:style>
    <style:style style:name="T196" style:family="text">
      <style:text-properties fo:color="#006600" fo:font-style="normal" officeooo:rsid="00657a1b" style:font-name-asian="Microsoft YaHei" style:language-asian="en" style:country-asian="US" style:font-style-asian="normal" style:font-name-complex="Arial1" style:font-style-complex="normal"/>
    </style:style>
    <style:style style:name="T197" style:family="text">
      <style:text-properties fo:color="#006600" fo:font-style="normal" officeooo:rsid="006bf977" style:font-name-asian="Microsoft YaHei" style:language-asian="en" style:country-asian="US" style:font-style-asian="normal" style:font-name-complex="Arial1" style:font-style-complex="normal"/>
    </style:style>
    <style:style style:name="T198" style:family="text">
      <style:text-properties fo:color="#006600" officeooo:rsid="005423e6"/>
    </style:style>
    <style:style style:name="T199" style:family="text">
      <style:text-properties fo:color="#006600" officeooo:rsid="0055b00a"/>
    </style:style>
    <style:style style:name="T200" style:family="text">
      <style:text-properties fo:color="#006600" officeooo:rsid="005a05a2"/>
    </style:style>
    <style:style style:name="T201" style:family="text">
      <style:text-properties fo:color="#006600" officeooo:rsid="005a6e63"/>
    </style:style>
    <style:style style:name="T202" style:family="text">
      <style:text-properties fo:color="#006600" officeooo:rsid="005b7f2d"/>
    </style:style>
    <style:style style:name="T203" style:family="text">
      <style:text-properties fo:color="#006600" officeooo:rsid="005cbe37"/>
    </style:style>
    <style:style style:name="T204" style:family="text">
      <style:text-properties fo:color="#006600" officeooo:rsid="00657a1b"/>
    </style:style>
    <style:style style:name="T205" style:family="text">
      <style:text-properties fo:color="#006600" style:font-name="Liberation Mono" fo:font-size="11pt" fo:background-color="#ffffff" loext:char-shading-value="0" style:font-size-asian="11pt" style:font-size-complex="11pt"/>
    </style:style>
    <style:style style:name="T206" style:family="text">
      <style:text-properties fo:color="#006600" style:font-name="Liberation Mono" fo:font-size="11pt" officeooo:rsid="00693621" fo:background-color="#ffffff" loext:char-shading-value="0" style:font-size-asian="11pt" style:font-size-complex="11pt"/>
    </style:style>
    <style:style style:name="T207" style:family="text">
      <style:text-properties fo:color="#006600" style:font-name="Liberation Mono" fo:font-size="11pt" officeooo:rsid="00728c4c" fo:background-color="#ffffff" loext:char-shading-value="0" style:font-size-asian="11pt" style:font-size-complex="11pt"/>
    </style:style>
    <style:style style:name="T208" style:family="text">
      <style:text-properties fo:color="#006600" style:font-name="Liberation Mono" fo:font-size="11pt" style:font-size-asian="11pt" style:font-size-complex="11pt"/>
    </style:style>
    <style:style style:name="T209" style:family="text">
      <style:text-properties fo:color="#006600" style:font-name="Liberation Mono" fo:font-size="11pt" officeooo:rsid="006d1c8c" style:font-size-asian="11pt" style:font-size-complex="11pt"/>
    </style:style>
    <style:style style:name="T210" style:family="text">
      <style:text-properties fo:color="#006600" style:font-name="Liberation Mono" fo:font-size="11pt" fo:language="en" fo:country="GB" officeooo:rsid="0073fd2f" style:font-size-asian="11pt" style:font-name-complex="Courier New" style:font-size-complex="11pt" style:font-weight-complex="bold"/>
    </style:style>
    <style:style style:name="T211" style:family="text">
      <style:text-properties fo:color="#006600" style:font-name="Liberation Mono" fo:font-size="11pt" fo:language="ru" fo:country="RU" fo:font-style="normal" fo:font-weight="normal" officeooo:rsid="002040a0" style:font-size-asian="11pt" style:font-style-asian="normal" style:font-weight-asian="normal" style:font-size-complex="11pt" style:font-style-complex="normal" style:font-weight-complex="normal"/>
    </style:style>
    <style:style style:name="T212" style:family="text">
      <style:text-properties fo:color="#006600" style:font-name="Liberation Mono" fo:font-size="11pt" fo:language="ru" fo:country="RU" fo:font-style="normal" fo:font-weight="normal" officeooo:rsid="007b00b7" style:font-size-asian="11pt" style:font-style-asian="normal" style:font-weight-asian="normal" style:font-size-complex="11pt" style:font-style-complex="normal" style:font-weight-complex="normal"/>
    </style:style>
    <style:style style:name="T213" style:family="text">
      <style:text-properties fo:color="#006600" style:font-name="Liberation Mono" fo:font-style="normal" style:font-name-asian="Microsoft YaHei" style:language-asian="en" style:country-asian="US" style:font-style-asian="normal" style:font-name-complex="Arial1" style:font-style-complex="normal"/>
    </style:style>
    <style:style style:name="T214" style:family="text">
      <style:text-properties fo:color="#006600" style:font-name="Liberation Mono" fo:font-style="normal" officeooo:rsid="00657a1b" style:font-name-asian="Microsoft YaHei" style:language-asian="en" style:country-asian="US" style:font-style-asian="normal" style:font-name-complex="Arial1" style:font-style-complex="normal"/>
    </style:style>
    <style:style style:name="T215" style:family="text">
      <style:text-properties fo:color="#006600" style:font-name="Liberation Mono" fo:font-style="normal" officeooo:rsid="007b00b7" style:font-name-asian="Microsoft YaHei" style:language-asian="en" style:country-asian="US" style:font-style-asian="normal" style:font-name-complex="Arial1" style:font-style-complex="normal"/>
    </style:style>
    <style:style style:name="T216" style:family="text">
      <style:text-properties fo:color="#006600" officeooo:rsid="006d1c8c"/>
    </style:style>
    <style:style style:name="T217" style:family="text">
      <style:text-properties fo:color="#006600" officeooo:rsid="0073fd2f"/>
    </style:style>
    <style:style style:name="T218" style:family="text">
      <style:text-properties fo:color="#006600" fo:background-color="#ffffff" loext:char-shading-value="0"/>
    </style:style>
    <style:style style:name="T219" style:family="text">
      <style:text-properties fo:color="#006600" officeooo:rsid="00693621" fo:background-color="#ffffff" loext:char-shading-value="0"/>
    </style:style>
    <style:style style:name="T220" style:family="text">
      <style:text-properties fo:color="#aaaaaa" style:font-name="Courier New" fo:font-size="11pt" fo:language="en" fo:country="GB" style:font-size-asian="11pt" style:font-name-complex="Courier New" style:font-size-complex="11pt" style:font-weight-complex="bold"/>
    </style:style>
    <style:style style:name="T221" style:family="text">
      <style:text-properties fo:color="#aaaaaa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222" style:family="text">
      <style:text-properties fo:color="#aaaaaa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223" style:family="text">
      <style:text-properties fo:color="#aaaaaa" style:font-name="Courier New" fo:font-size="14pt" fo:language="ru" fo:country="RU" fo:font-weight="normal" officeooo:rsid="0018551c" style:font-size-asian="14pt" style:font-weight-asian="normal" style:font-name-complex="Courier New" style:font-size-complex="14pt" style:font-weight-complex="normal"/>
    </style:style>
    <style:style style:name="T224" style:family="text">
      <style:text-properties fo:color="#aaaaaa" style:font-name="Liberation Mono" fo:font-size="11pt" fo:language="en" fo:country="GB" style:font-size-asian="11pt" style:font-name-complex="Courier New" style:font-size-complex="11pt" style:font-weight-complex="bold"/>
    </style:style>
    <style:style style:name="T225" style:family="text">
      <style:text-properties fo:color="#aaaaaa" style:font-name="Liberation Mono" fo:font-size="11pt" fo:language="en" fo:country="GB" officeooo:rsid="00434fe0" style:font-size-asian="11pt" style:font-name-complex="Courier New" style:font-size-complex="11pt" style:font-weight-complex="bold"/>
    </style:style>
    <style:style style:name="T226" style:family="text">
      <style:text-properties fo:color="#aaaaaa" style:font-name="Liberation Serif" fo:font-size="14pt" fo:language="ru" fo:country="RU" fo:font-weight="normal" officeooo:rsid="002040a0" style:font-size-asian="14pt" style:font-weight-asian="normal" style:font-size-complex="14pt" style:font-weight-complex="normal"/>
    </style:style>
    <style:style style:name="T227" style:family="text">
      <style:text-properties fo:color="#aaaaaa" fo:font-size="14pt" fo:language="ru" fo:country="RU" fo:font-weight="normal" officeooo:rsid="002040a0" style:font-size-asian="14pt" style:font-weight-asian="normal" style:font-size-complex="14pt" style:font-weight-complex="normal"/>
    </style:style>
    <style:style style:name="T228" style:family="text">
      <style:text-properties fo:color="#aaaaaa" style:font-name="Liberation Mono" fo:font-size="14pt" fo:language="ru" fo:country="RU" fo:font-weight="normal" officeooo:rsid="002040a0" style:font-size-asian="14pt" style:font-weight-asian="normal" style:font-size-complex="14pt" style:font-weight-complex="normal"/>
    </style:style>
    <style:style style:name="T229" style:family="text">
      <style:text-properties fo:color="#aaaaaa" style:font-name="Liberation Mono" fo:language="ru" fo:country="RU" fo:font-weight="normal" officeooo:rsid="002040a0" style:font-weight-asian="normal" style:font-weight-complex="normal"/>
    </style:style>
    <style:style style:name="T230" style:family="text">
      <style:text-properties fo:color="#aaaaaa" style:font-name="Liberation Mono" fo:font-size="11pt" fo:language="ru" fo:country="RU" fo:font-weight="normal" officeooo:rsid="002040a0" style:font-size-asian="11pt" style:font-weight-asian="normal" style:font-size-complex="11pt" style:font-weight-complex="normal"/>
    </style:style>
    <style:style style:name="T231" style:family="text">
      <style:text-properties fo:color="#aaaaaa" style:font-name="Liberation Mono" fo:font-size="11pt" fo:language="ru" fo:country="RU" fo:font-style="italic" fo:font-weight="normal" officeooo:rsid="002040a0" style:font-size-asian="11pt" style:font-style-asian="italic" style:font-weight-asian="normal" style:font-size-complex="11pt" style:font-style-complex="italic" style:font-weight-complex="normal"/>
    </style:style>
    <style:style style:name="T232" style:family="text">
      <style:text-properties fo:color="#aaaaaa" style:font-name="Liberation Mono" fo:font-size="11pt" fo:language="ru" fo:country="RU" fo:font-style="italic" fo:font-weight="normal" officeooo:rsid="007b00b7" style:font-size-asian="11pt" style:font-style-asian="italic" style:font-weight-asian="normal" style:font-size-complex="11pt" style:font-style-complex="italic" style:font-weight-complex="normal"/>
    </style:style>
    <style:style style:name="T233" style:family="text">
      <style:text-properties fo:color="#aaaaaa" style:font-name="Liberation Mono" fo:font-size="11pt" fo:language="ru" fo:country="RU" fo:font-style="normal" fo:font-weight="normal" officeooo:rsid="002040a0" style:font-size-asian="11pt" style:font-style-asian="normal" style:font-weight-asian="normal" style:font-size-complex="11pt" style:font-style-complex="normal" style:font-weight-complex="normal"/>
    </style:style>
    <style:style style:name="T234" style:family="text">
      <style:text-properties fo:color="#aaaaaa" style:font-name="Liberation Mono" fo:font-size="11pt" fo:language="ru" fo:country="RU" fo:font-style="normal" fo:font-weight="normal" officeooo:rsid="007b00b7" style:font-size-asian="11pt" style:font-style-asian="normal" style:font-weight-asian="normal" style:font-size-complex="11pt" style:font-style-complex="normal" style:font-weight-complex="normal"/>
    </style:style>
    <style:style style:name="T235" style:family="text">
      <style:text-properties style:font-size-asian="11pt" style:font-size-complex="11pt"/>
    </style:style>
    <style:style style:name="T236" style:family="text">
      <style:text-properties fo:color="#55ffff"/>
    </style:style>
    <style:style style:name="T237" style:family="text">
      <style:text-properties fo:color="#55ffff" style:font-name="Courier New" fo:font-size="11pt" fo:language="en" fo:country="GB" fo:font-style="normal" style:font-name-asian="Microsoft YaHei" style:font-size-asian="11pt" style:language-asian="en" style:country-asian="US" style:font-style-asian="normal" style:font-name-complex="Arial1" style:font-size-complex="11pt" style:font-style-complex="normal" style:font-weight-complex="bold"/>
    </style:style>
    <style:style style:name="T238" style:family="text">
      <style:text-properties fo:color="#55ffff" fo:font-style="normal" style:font-name-asian="Microsoft YaHei" style:language-asian="en" style:country-asian="US" style:font-style-asian="normal" style:font-name-complex="Arial1" style:font-style-complex="normal"/>
    </style:style>
    <style:style style:name="T239" style:family="text">
      <style:text-properties fo:color="#55ffff" fo:font-style="normal" style:font-style-asian="normal" style:font-style-complex="normal"/>
    </style:style>
    <style:style style:name="T240" style:family="text">
      <style:text-properties fo:color="#55ffff" style:font-name="Liberation Mono" fo:font-size="11pt" fo:language="en" fo:country="GB" style:font-size-asian="11pt" style:font-name-complex="Courier New" style:font-size-complex="11pt" style:font-weight-complex="bold"/>
    </style:style>
    <style:style style:name="T241" style:family="text">
      <style:text-properties fo:color="#55ffff" style:font-name="Liberation Mono" fo:font-size="11pt" fo:language="en" fo:country="GB" officeooo:rsid="00434fe0" style:font-size-asian="11pt" style:font-name-complex="Courier New" style:font-size-complex="11pt" style:font-weight-complex="bold"/>
    </style:style>
    <style:style style:name="T242" style:family="text">
      <style:text-properties fo:color="#55ffff" fo:font-style="italic" style:font-name-asian="Microsoft YaHei" style:language-asian="en" style:country-asian="US" style:font-style-asian="italic" style:font-name-complex="Arial1" style:font-style-complex="italic"/>
    </style:style>
    <style:style style:name="T243" style:family="text">
      <style:text-properties fo:color="#55ffff" style:font-name="Liberation Mono" fo:font-style="italic" style:font-name-asian="Microsoft YaHei" style:language-asian="en" style:country-asian="US" style:font-style-asian="italic" style:font-name-complex="Arial1" style:font-style-complex="italic"/>
    </style:style>
    <style:style style:name="T244" style:family="text">
      <style:text-properties fo:color="#55ffff" officeooo:rsid="007c3ca7"/>
    </style:style>
    <style:style style:name="T245" style:family="text">
      <style:text-properties fo:color="#ff0000" officeooo:rsid="005cbe37"/>
    </style:style>
    <style:style style:name="T246" style:family="text">
      <style:text-properties fo:color="#ff0000" officeooo:rsid="005e4fd8"/>
    </style:style>
    <style:style style:name="T247" style:family="text">
      <style:text-properties fo:font-size="12pt" fo:font-style="italic" style:font-name-asian="Microsoft YaHei" style:font-size-asian="12pt" style:language-asian="en" style:country-asian="US" style:font-style-asian="italic" style:font-name-complex="Arial1" style:font-size-complex="12pt" style:font-style-complex="italic"/>
    </style:style>
    <style:style style:name="T248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249" style:family="text">
      <style:text-properties style:font-name="Liberation Mono" fo:font-size="11pt" style:font-size-asian="11pt" style:font-size-complex="11pt"/>
    </style:style>
    <style:style style:name="T250" style:family="text">
      <style:text-properties style:font-name="Liberation Mono" fo:font-style="italic" style:font-name-asian="Microsoft YaHei" style:language-asian="en" style:country-asian="US" style:font-style-asian="italic" style:font-name-complex="Arial1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User_20_Entry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User_20_Entry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User_20_Entry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User_20_Entry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User_20_Entry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User_20_Entry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User_20_Entry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User_20_Entry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User_20_Entry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User_20_Entry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2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«Национальный исследовательский университет </text:p>
      <text:p text:style-name="P1"><text:span text:style-name="Основной_20_шрифт_20_абзаца"><text:span text:style-name="T1">«Московский институт электронной техники»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Лабораторная работа №<text:span text:style-name="T50">2</text:span> по дисциплине «Архитектура вычислительных систем»</text:p>
      <text:p text:style-name="P6"/>
      <text:p text:style-name="P16"><text:span text:style-name="Слабое_20_выделение"><text:span text:style-name="T2">Отладка кода</text:span></text:span></text:p>
      <text:p text:style-name="P7"/>
      <text:p text:style-name="P8"/>
      <text:p text:style-name="P10"/>
      <text:p text:style-name="P10"/>
      <text:p text:style-name="P10"/>
      <text:p text:style-name="P10"/>
      <text:p text:style-name="P10"/>
      <text:p text:style-name="P12"><text:s text:c="2"/>Выполнили студены группы МП-25</text:p>
      <text:p text:style-name="P13">Саядян Артём Грачикович</text:p>
      <text:p text:style-name="P12">Калинкин Никита Анатольевич</text:p>
      <text:p text:style-name="P12">Констандогло Александр Витальевич</text:p>
      <text:p text:style-name="P9"/>
      <text:p text:style-name="P11"/>
      <text:p text:style-name="P11"/>
      <text:p text:style-name="P15"/>
      <text:p text:style-name="P14">Москва 2017</text:p>
      <text:p text:style-name="P17"><text:soft-page-break/>Вариант №2</text:p>
      <text:p text:style-name="P21"><text:span text:style-name="Основной_20_шрифт_20_абзаца"><text:span text:style-name="T3">Задание </text:span></text:span><text:span text:style-name="Основной_20_шрифт_20_абзаца"><text:span text:style-name="T4">1</text:span></text:span><text:span text:style-name="Основной_20_шрифт_20_абзаца"><text:span text:style-name="T3">. </text:span></text:span><text:span text:style-name="Основной_20_шрифт_20_абзаца"><text:span text:style-name="T12">Разработайте программу на языке C++, вычисляющую три целых выражения от целого аргумента (в соответствии с вариантом).</text:span></text:span></text:p>
      <text:p text:style-name="P21"><text:span text:style-name="Основной_20_шрифт_20_абзаца"><text:span text:style-name="T12">а) </text:span></text:span><text:span text:style-name="Основной_20_шрифт_20_абзаца"><text:span text:style-name="T9">y</text:span></text:span><text:span text:style-name="Основной_20_шрифт_20_абзаца"><text:span text:style-name="T10">(</text:span></text:span><text:span text:style-name="Основной_20_шрифт_20_абзаца"><text:span text:style-name="T9">x</text:span></text:span><text:span text:style-name="Основной_20_шрифт_20_абзаца"><text:span text:style-name="T10">) = −</text:span></text:span><text:span text:style-name="Основной_20_шрифт_20_абзаца"><text:span text:style-name="T9">x</text:span></text:span><text:span text:style-name="Основной_20_шрифт_20_абзаца"><text:span text:style-name="T10"> − 1</text:span></text:span></text:p>
      <text:p text:style-name="P22"><text:span text:style-name="Основной_20_шрифт_20_абзаца"><text:span text:style-name="T12">б) </text:span></text:span><text:span text:style-name="Основной_20_шрифт_20_абзаца"><text:span text:style-name="T9">y</text:span></text:span><text:span text:style-name="Основной_20_шрифт_20_абзаца"><text:span text:style-name="T10">(</text:span></text:span><text:span text:style-name="Основной_20_шрифт_20_абзаца"><text:span text:style-name="T9">x</text:span></text:span><text:span text:style-name="Основной_20_шрифт_20_абзаца"><text:span text:style-name="T10">) = </text:span></text:span><text:span text:style-name="Основной_20_шрифт_20_абзаца"><text:span text:style-name="T9">x</text:span></text:span><text:span text:style-name="Основной_20_шрифт_20_абзаца"><text:span text:style-name="T10"> * 1</text:span></text:span><text:span text:style-name="Основной_20_шрифт_20_абзаца"><text:span text:style-name="T11">3</text:span></text:span></text:p>
      <text:p text:style-name="P22"><text:span text:style-name="Основной_20_шрифт_20_абзаца"><text:span text:style-name="T12">в) </text:span></text:span><text:span text:style-name="Основной_20_шрифт_20_абзаца"><text:span text:style-name="T9">y</text:span></text:span><text:span text:style-name="Основной_20_шрифт_20_абзаца"><text:span text:style-name="T10">(</text:span></text:span><text:span text:style-name="Основной_20_шрифт_20_абзаца"><text:span text:style-name="T9">x</text:span></text:span><text:span text:style-name="Основной_20_шрифт_20_абзаца"><text:span text:style-name="T10">) = </text:span></text:span><text:span text:style-name="Основной_20_шрифт_20_абзаца"><text:span text:style-name="T10"><draw:frame draw:style-name="fr1" draw:name="Объект1" text:anchor-type="as-char" svg:width="1.603cm" svg:height="0.958cm" draw:z-index="0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22"><text:span text:style-name="Основной_20_шрифт_20_абзаца"><text:span text:style-name="T43"/></text:span></text:p>
      <text:p text:style-name="P27"><text:span text:style-name="Основной_20_шрифт_20_абзаца"><text:span text:style-name="T3">Задание</text:span></text:span><text:span text:style-name="Основной_20_шрифт_20_абзаца"><text:span text:style-name="T15"> </text:span></text:span><text:span text:style-name="Основной_20_шрифт_20_абзаца"><text:span text:style-name="T16">2</text:span></text:span><text:span text:style-name="Основной_20_шрифт_20_абзаца"><text:span text:style-name="T15">.</text:span></text:span><text:span text:style-name="Основной_20_шрифт_20_абзаца"><text:span text:style-name="T22"> </text:span></text:span><text:span text:style-name="Основной_20_шрифт_20_абзаца"><text:span text:style-name="T24">Запустите программу и, используя инструменты отладчика (в частности, дизассемблер), изучите ассемблерный код, соответствующий вычислениям .</text:span></text:span></text:p>
      <text:p text:style-name="P27"><text:span text:style-name="Основной_20_шрифт_20_абзаца"><text:span text:style-name="T24">Занесите ассемблерный код, соответствующий вычислению </text:span></text:span><text:span text:style-name="Основной_20_шрифт_20_абзаца"><text:span text:style-name="T27">y(x)</text:span></text:span><text:span text:style-name="Основной_20_шрифт_20_абзаца"><text:span text:style-name="T24">, в отчёт (код, не связанный с вычислением </text:span></text:span><text:span text:style-name="Основной_20_шрифт_20_абзаца"><text:span text:style-name="T27">y(x)</text:span></text:span><text:span text:style-name="Основной_20_шрифт_20_абзаца"><text:span text:style-name="T24">, копировать в отчёт не нужно!). Определите и прокомментируйте:</text:span></text:span></text:p>
      <text:list xml:id="list6685862407474776297" text:style-name="L1">
        <text:list-item>
          <text:p text:style-name="P65"><text:span text:style-name="Основной_20_шрифт_20_абзаца"><text:span text:style-name="T24">обращение к переменным </text:span></text:span><text:span text:style-name="Основной_20_шрифт_20_абзаца"><text:span text:style-name="T28">x</text:span></text:span><text:span text:style-name="Основной_20_шрифт_20_абзаца"><text:span text:style-name="T24"> и </text:span></text:span><text:span text:style-name="Основной_20_шрифт_20_абзаца"><text:span text:style-name="T28">y</text:span></text:span><text:span text:style-name="Основной_20_шрифт_20_абзаца"><text:span text:style-name="T24">;</text:span></text:span></text:p>
        </text:list-item>
        <text:list-item>
          <text:p text:style-name="P65"><text:span text:style-name="Основной_20_шрифт_20_абзаца"><text:span text:style-name="T24">арифметические и логические операции — сложение, вычитание, умножение, деление с остатком, деление на </text:span></text:span><text:span text:style-name="Основной_20_шрифт_20_абзаца"><text:span text:style-name="T27">2</text:span></text:span><text:span text:style-name="Основной_20_шрифт_20_абзаца"><text:span text:style-name="T30">n</text:span></text:span><text:span text:style-name="Основной_20_шрифт_20_абзаца"><text:span text:style-name="T24"> и т. д. (по возможности);</text:span></text:span></text:p>
        </text:list-item>
        <text:list-item>
          <text:p text:style-name="P65"><text:span text:style-name="Основной_20_шрифт_20_абзаца"><text:span text:style-name="T24">сравнения и передачу управления в ветвлениях.</text:span></text:span></text:p>
        </text:list-item>
      </text:list>
      <text:p text:style-name="P28"><text:span text:style-name="Основной_20_шрифт_20_абзаца"><text:span text:style-name="T3">Результат</text:span></text:span><text:span text:style-name="Основной_20_шрифт_20_абзаца"><text:span text:style-name="T15">:</text:span></text:span></text:p>
      <text:p text:style-name="P70"><text:span text:style-name="Основной_20_шрифт_20_абзаца"><text:span text:style-name="T48">Platform: Linux </text:span></text:span><text:span text:style-name="Основной_20_шрифт_20_абзаца"><text:span text:style-name="T49">Ubuntu 16.04.3 LTS x86_64</text:span></text:span></text:p>
      <text:p text:style-name="P70"><text:span text:style-name="Основной_20_шрифт_20_абзаца"><text:span text:style-name="T247">Compiler: GNU GCC 5.3.1</text:span></text:span></text:p>
      <text:p text:style-name="P74"><text:span text:style-name="Основной_20_шрифт_20_абзаца"><text:span text:style-name="T248">IDE: Qt Creator 4.3.1</text:span></text:span></text:p>
      <text:p text:style-name="P32"><text:span text:style-name="Основной_20_шрифт_20_абзаца"><text:span text:style-name="T47">а)</text:span></text:span><text:span text:style-name="T42"> <text:s/></text:span><text:span text:style-name="T220">y</text:span><text:span text:style-name="T52"> </text:span><text:span text:style-name="T220">=</text:span><text:span text:style-name="T52"> </text:span><text:span text:style-name="T220">-x-</text:span><text:span text:style-name="T76">1</text:span><text:span text:style-name="T220">;</text:span></text:p>
      <text:p text:style-name="P33"><text:span text:style-name="T99">mov</text:span><text:span text:style-name="T58"> <text:s text:c="3"/></text:span><text:span text:style-name="T99">-</text:span><text:span text:style-name="T82">0x14</text:span><text:span text:style-name="T99">(%rbp),%eax <text:s text:c="4"/></text:span><text:span text:style-name="T136">// </text:span><text:span text:style-name="T137">eax (32 бита) = *(rbp – 0x14) </text:span><text:span text:style-name="T138">(</text:span><text:span text:style-name="T139">bp</text:span><text:span text:style-name="T105"> </text:span><text:span text:style-name="T106">адресует переменные, хранимые в стеке</text:span><text:span text:style-name="T107">, </text:span><text:span text:style-name="T138">64 бита, </text:span><text:span text:style-name="T140">так как это длина слова, </text:span><text:span text:style-name="T141">в данном случае из стека извлекается x</text:span><text:span text:style-name="T138">)</text:span></text:p>
      <text:p text:style-name="P37">not<text:span text:style-name="T51"> <text:s text:c="3"/></text:span>%eax <text:s text:c="15"/><text:span text:style-name="T134">// </text:span><text:span text:style-name="T172">побитовое отрицание x, это и есть -x-1</text:span></text:p>
      <text:p text:style-name="P43"><text:span text:style-name="T96">mov</text:span><text:span text:style-name="T56"> <text:s text:c="3"/></text:span><text:span text:style-name="T96">%eax,-</text:span><text:span text:style-name="T80">0x4</text:span><text:span text:style-name="T96">(%rbp) <text:s text:c="4"/></text:span><text:span text:style-name="T173">// </text:span><text:span text:style-name="T137">*(rbp – 0x4) </text:span><text:span text:style-name="T142">= eax – </text:span><text:span text:style-name="T143">запись результата</text:span><text:span text:style-name="T100"> </text:span><text:span text:style-name="T143">обратно в стек</text:span></text:p>
      <text:p text:style-name="P31"><text:span text:style-name="Основной_20_шрифт_20_абзаца"><text:span text:style-name="T47">б)</text:span></text:span><text:span text:style-name="Основной_20_шрифт_20_абзаца"><text:span text:style-name="T223"> </text:span></text:span><text:span text:style-name="Основной_20_шрифт_20_абзаца"><text:span text:style-name="T221">y</text:span></text:span><text:span text:style-name="Основной_20_шрифт_20_абзаца"><text:span text:style-name="T54"> </text:span></text:span><text:span text:style-name="Основной_20_шрифт_20_абзаца"><text:span text:style-name="T221">=</text:span></text:span><text:span text:style-name="Основной_20_шрифт_20_абзаца"><text:span text:style-name="T54"> </text:span></text:span><text:span text:style-name="Основной_20_шрифт_20_абзаца"><text:span text:style-name="T221">x*</text:span></text:span><text:span text:style-name="Основной_20_шрифт_20_абзаца"><text:span text:style-name="T78">13</text:span></text:span><text:span text:style-name="Основной_20_шрифт_20_абзаца"><text:span text:style-name="T221">;</text:span></text:span></text:p>
      <text:p text:style-name="P35"><text:span text:style-name="Основной_20_шрифт_20_абзаца"><text:span text:style-name="T101">mov</text:span></text:span><text:span text:style-name="Основной_20_шрифт_20_абзаца"><text:span text:style-name="T60"> <text:s text:c="3"/></text:span></text:span><text:span text:style-name="Основной_20_шрифт_20_абзаца"><text:span text:style-name="T101">-</text:span></text:span><text:span text:style-name="Основной_20_шрифт_20_абзаца"><text:span text:style-name="T84">0x14</text:span></text:span><text:span text:style-name="Основной_20_шрифт_20_абзаца"><text:span text:style-name="T101">(%rbp),%edx </text:span></text:span><text:span text:style-name="Основной_20_шрифт_20_абзаца"><text:span text:style-name="T150">// </text:span></text:span><text:span text:style-name="Основной_20_шрифт_20_абзаца"><text:span text:style-name="T151">e</text:span></text:span><text:span text:style-name="Основной_20_шрифт_20_абзаца"><text:span text:style-name="T154">d</text:span></text:span><text:span text:style-name="Основной_20_шрифт_20_абзаца"><text:span text:style-name="T151">x = *(rbp – 0x14) </text:span></text:span><text:span text:style-name="Основной_20_шрифт_20_абзаца"><text:span text:style-name="T154">(</text:span></text:span><text:span text:style-name="Основной_20_шрифт_20_абзаца"><text:span text:style-name="T153">извлекается </text:span></text:span><text:span text:style-name="Основной_20_шрифт_20_абзаца"><text:span text:style-name="T154">значение</text:span></text:span><text:span text:style-name="Основной_20_шрифт_20_абзаца"><text:span text:style-name="T153"> x</text:span></text:span><text:span text:style-name="Основной_20_шрифт_20_абзаца"><text:span text:style-name="T152">)</text:span></text:span></text:p>
      <text:p text:style-name="P46">mov<text:span text:style-name="T51"> <text:s text:c="3"/></text:span>%edx,%eax <text:s text:c="7"/><text:span text:style-name="T134">// </text:span><text:span text:style-name="T174">eax = edx <text:s/></text:span><text:span text:style-name="T176">(x)</text:span></text:p>
      <text:p text:style-name="P47">add<text:span text:style-name="T51"> <text:s text:c="3"/></text:span>%eax,%eax <text:s text:c="7"/><text:span text:style-name="T134">// </text:span><text:span text:style-name="T174">eax = eax </text:span><text:span text:style-name="T175">+ </text:span><text:span text:style-name="T174">eax <text:s/></text:span><text:span text:style-name="T176">(2x)</text:span></text:p>
      <text:p text:style-name="P48">add<text:span text:style-name="T51"> <text:s text:c="3"/></text:span>%edx,%eax <text:s text:c="7"/><text:span text:style-name="T134">// </text:span><text:span text:style-name="T174">eax = eax </text:span><text:span text:style-name="T175">+ </text:span><text:span text:style-name="T174">e</text:span><text:span text:style-name="T176">d</text:span><text:span text:style-name="T174">x <text:s/></text:span><text:span text:style-name="T176">(3x)</text:span></text:p>
      <text:p text:style-name="P48">shl<text:span text:style-name="T51"> <text:s text:c="3"/></text:span>$0x2,%eax <text:s text:c="7"/><text:span text:style-name="T134">// </text:span><text:span text:style-name="T174">eax = eax </text:span><text:span text:style-name="T176">&lt;&lt;</text:span><text:span text:style-name="T175"> </text:span><text:span text:style-name="T176">0x2</text:span><text:span text:style-name="T174"> </text:span><text:span text:style-name="T176">логический сдвиг влево на 2 (12x)</text:span></text:p>
      <text:p text:style-name="P48"><text:soft-page-break/>add<text:span text:style-name="T51"> <text:s text:c="3"/></text:span>%edx,%eax <text:s text:c="7"/><text:span text:style-name="T134">// </text:span><text:span text:style-name="T174">eax = eax </text:span><text:span text:style-name="T175">+ </text:span><text:span text:style-name="T174">e</text:span><text:span text:style-name="T176">d</text:span><text:span text:style-name="T174">x <text:s/></text:span><text:span text:style-name="T176">(13x – получили то, что нужно)</text:span></text:p>
      <text:p text:style-name="P48">mov<text:span text:style-name="T51"> <text:s text:c="3"/></text:span>%eax,-<text:span text:style-name="T75">0x4</text:span>(%rbp) <text:s/><text:span text:style-name="T134">// </text:span><text:span text:style-name="T177">*(rbp – 0x4) </text:span><text:span text:style-name="T178">= eax – </text:span><text:span text:style-name="T179">запись результата обратно в стек</text:span></text:p>
      <text:p text:style-name="P29"/>
      <text:p text:style-name="P29"><text:span text:style-name="Основной_20_шрифт_20_абзаца"><text:span text:style-name="T47">в)</text:span></text:span><text:span text:style-name="Основной_20_шрифт_20_абзаца"><text:span text:style-name="T46">y</text:span></text:span><text:span text:style-name="Основной_20_шрифт_20_абзаца"><text:span text:style-name="T55"> </text:span></text:span><text:span text:style-name="Основной_20_шрифт_20_абзаца"><text:span text:style-name="T222">=</text:span></text:span><text:span text:style-name="Основной_20_шрифт_20_абзаца"><text:span text:style-name="T55"> </text:span></text:span><text:span text:style-name="Основной_20_шрифт_20_абзаца"><text:span text:style-name="T222">(</text:span></text:span><text:span text:style-name="Основной_20_шрифт_20_абзаца"><text:span text:style-name="T46">x</text:span></text:span><text:span text:style-name="Основной_20_шрифт_20_абзаца"><text:span text:style-name="T222">&lt;</text:span></text:span><text:span text:style-name="Основной_20_шрифт_20_абзаца"><text:span text:style-name="T79">7</text:span></text:span><text:span text:style-name="Основной_20_шрифт_20_абзаца"><text:span text:style-name="T222">)?</text:span></text:span><text:span text:style-name="Основной_20_шрифт_20_абзаца"><text:span text:style-name="T79">0</text:span></text:span><text:span text:style-name="Основной_20_шрифт_20_абзаца"><text:span text:style-name="T222">:</text:span></text:span><text:span text:style-name="Основной_20_шрифт_20_абзаца"><text:span text:style-name="T46">x</text:span></text:span><text:span text:style-name="Основной_20_шрифт_20_абзаца"><text:span text:style-name="T222">;</text:span></text:span></text:p>
      <text:p text:style-name="P34"><text:span text:style-name="Основной_20_шрифт_20_абзаца"><text:span text:style-name="T46">c</text:span></text:span><text:span text:style-name="Основной_20_шрифт_20_абзаца"><text:span text:style-name="T102">mpl</text:span></text:span><text:span text:style-name="Основной_20_шрифт_20_абзаца"><text:span text:style-name="T61"> <text:s text:c="2"/></text:span></text:span><text:span text:style-name="Основной_20_шрифт_20_абзаца"><text:span text:style-name="T102">$0x6,-</text:span></text:span><text:span text:style-name="Основной_20_шрифт_20_абзаца"><text:span text:style-name="T85">0x14</text:span></text:span><text:span text:style-name="Основной_20_шрифт_20_абзаца"><text:span text:style-name="T102">(%rbp) <text:s text:c="7"/></text:span></text:span><text:span text:style-name="Основной_20_шрифт_20_абзаца"><text:span text:style-name="T150">// </text:span></text:span><text:span text:style-name="Основной_20_шрифт_20_абзаца"><text:span text:style-name="T155">сраниваются значения </text:span></text:span><text:span text:style-name="Основной_20_шрифт_20_абзаца"><text:span text:style-name="T159">0x6 </text:span></text:span><text:span text:style-name="Основной_20_шрифт_20_абзаца"><text:span text:style-name="T160">и </text:span></text:span><text:span text:style-name="Основной_20_шрифт_20_абзаца"><text:span text:style-name="T159">*(rbp-0x14)</text:span></text:span><text:span text:style-name="Основной_20_шрифт_20_абзаца"><text:span text:style-name="T161">(x)</text:span></text:span></text:p>
      <text:p text:style-name="P50"><text:span text:style-name="T103">jle</text:span><text:span text:style-name="T64"> <text:s text:c="3"/></text:span><text:span text:style-name="T86">0x400709</text:span><text:span text:style-name="T64"> </text:span><text:span text:style-name="T103">&lt;ex1c(int)+</text:span><text:span text:style-name="T86">18</text:span><text:span text:style-name="T103">&gt; </text:span><text:span text:style-name="T158">// </text:span><text:span text:style-name="T120">если текущий элемент массива </text:span><text:span text:style-name="T121">(</text:span><text:span text:style-name="Основной_20_шрифт_20_абзаца"><text:span text:style-name="T113">*(rbp-0x14), </text:span></text:span><text:span text:style-name="Основной_20_шрифт_20_абзаца"><text:span text:style-name="T114">то есть значение </text:span></text:span><text:span text:style-name="Основной_20_шрифт_20_абзаца"><text:span text:style-name="T115">x</text:span></text:span><text:span text:style-name="Основной_20_шрифт_20_абзаца"><text:span text:style-name="T114">)</text:span></text:span><text:span text:style-name="T120"> меньше</text:span><text:span text:style-name="T130"> </text:span><text:span text:style-name="T120">или равен </text:span><text:span text:style-name="T121">6,</text:span><text:span text:style-name="T120"> </text:span><text:span text:style-name="T122">переходим на нужный участок памяти</text:span></text:p>
      <text:p text:style-name="P77"/>
      <text:p text:style-name="P49">mov<text:span text:style-name="T51"> <text:s text:c="3"/></text:span>-<text:span text:style-name="T75">0x14</text:span>(%rbp),%eax <text:s text:c="5"/><text:span text:style-name="T134"><text:s/>// </text:span><text:span text:style-name="T177">eax = *(rbp – 0x14)</text:span><text:span text:style-name="T183">извлекаем x в регистр А </text:span><text:span text:style-name="T184">(если </text:span><text:span text:style-name="Основной_20_шрифт_20_абзаца"><text:span text:style-name="T185">x&lt;</text:span></text:span><text:span text:style-name="Основной_20_шрифт_20_абзаца"><text:span text:style-name="T186">=6, сюда не доходим)</text:span></text:span></text:p>
      <text:p text:style-name="P49">jmp<text:span text:style-name="T51"> <text:s text:c="3"/></text:span><text:span text:style-name="T75">0x40070e</text:span><text:span text:style-name="T51"> </text:span>&lt;ex1c(int)+<text:span text:style-name="T75">23</text:span>&gt;<text:span text:style-name="T134">// </text:span><text:span text:style-name="T184">безусловно переходим на нужный участок (если </text:span><text:span text:style-name="Основной_20_шрифт_20_абзаца"><text:span text:style-name="T185">x&lt;</text:span></text:span><text:span text:style-name="Основной_20_шрифт_20_абзаца"><text:span text:style-name="T186">=6, сюда не доходим)</text:span></text:span></text:p>
      <text:p text:style-name="P38"><text:span text:style-name="T98">mov</text:span><text:span text:style-name="T57"> <text:s text:c="3"/></text:span><text:span text:style-name="T98">$0x0,%eax <text:s text:c="13"/></text:span><text:span text:style-name="T135">//</text:span><text:span text:style-name="T98"> </text:span><text:span text:style-name="T75">0x400709 </text:span><text:span text:style-name="T162">eax = </text:span><text:span text:style-name="T163">0 </text:span><text:span text:style-name="T164">(если </text:span><text:span text:style-name="T163">не(</text:span><text:span text:style-name="Основной_20_шрифт_20_абзаца"><text:span text:style-name="T185">x&lt;</text:span></text:span><text:span text:style-name="Основной_20_шрифт_20_абзаца"><text:span text:style-name="T186">=6</text:span></text:span><text:span text:style-name="Основной_20_шрифт_20_абзаца"><text:span text:style-name="T187">)</text:span></text:span><text:span text:style-name="Основной_20_шрифт_20_абзаца"><text:span text:style-name="T186">, сюда не доходим)</text:span></text:span></text:p>
      <text:p text:style-name="P38"><text:span text:style-name="T98">mov</text:span><text:span text:style-name="T57"> <text:s text:c="3"/></text:span><text:span text:style-name="T98">%eax,-</text:span><text:span text:style-name="T81">0x4</text:span><text:span text:style-name="T98">(%rbp) <text:s text:c="7"/></text:span><text:span text:style-name="T135">//</text:span><text:span text:style-name="T98"> </text:span><text:span text:style-name="T75">0x40070e </text:span><text:span text:style-name="T162">*(rbp – 0x4) </text:span><text:span text:style-name="T165">= eax – </text:span><text:span text:style-name="T166">запись результата обратно в стек</text:span></text:p>
      <text:p text:style-name="P51"/>
      <text:p text:style-name="P23"><text:span text:style-name="Основной_20_шрифт_20_абзаца"><text:span text:style-name="T3">Задание </text:span></text:span><text:span text:style-name="Основной_20_шрифт_20_абзаца"><text:span text:style-name="T5">3</text:span></text:span><text:span text:style-name="Основной_20_шрифт_20_абзаца"><text:span text:style-name="T3">.</text:span></text:span><text:span text:style-name="Основной_20_шрифт_20_абзаца"><text:span text:style-name="T23"> </text:span></text:span><text:span text:style-name="Основной_20_шрифт_20_абзаца"><text:span text:style-name="T25">Внесите в программу из задания 1, а) изменения (либо, что предпочтительнее, добавьте новые фрагменты кода, выполняющие аналогичные вычисления для других переменных, используя макросы препроцессора или шаблоны C++).</text:span></text:span></text:p>
      <text:list xml:id="list8245388566676712341" text:style-name="L2">
        <text:list-item>
          <text:p text:style-name="P66"><text:span text:style-name="Основной_20_шрифт_20_абзаца"><text:span text:style-name="T25">сделайте переменные глобальными;</text:span></text:span></text:p>
        </text:list-item>
        <text:list-item>
          <text:p text:style-name="P66"><text:span text:style-name="Основной_20_шрифт_20_абзаца"><text:span text:style-name="T25">измените тип с int на char, short, long и long long;</text:span></text:span></text:p>
        </text:list-item>
        <text:list-item>
          <text:p text:style-name="P66"><text:span text:style-name="Основной_20_шрифт_20_абзаца"><text:span text:style-name="T25">измените тип с int на long double.</text:span></text:span></text:p>
        </text:list-item>
      </text:list>
      <text:p text:style-name="P23"><text:span text:style-name="Основной_20_шрифт_20_абзаца"><text:span text:style-name="T25">Опишите в отчёте различия в ассемблерном коде.</text:span></text:span></text:p>
      <text:p text:style-name="P28"><text:span text:style-name="Основной_20_шрифт_20_абзаца"><text:span text:style-name="T3">Результат</text:span></text:span><text:span text:style-name="Основной_20_шрифт_20_абзаца"><text:span text:style-name="T15">:</text:span></text:span></text:p>
      <text:list xml:id="list20918347516151" text:continue-numbering="true" text:style-name="L2">
        <text:list-item>
          <text:p text:style-name="P73"><text:span text:style-name="Основной_20_шрифт_20_абзаца"><text:span text:style-name="T25">сделайте переменные глобальными;</text:span></text:span></text:p>
          <text:p text:style-name="P73"><text:span text:style-name="Основной_20_шрифт_20_абзаца"><text:span text:style-name="T41">Y</text:span></text:span><text:span text:style-name="Основной_20_шрифт_20_абзаца"><text:span text:style-name="T69"> </text:span></text:span><text:span text:style-name="Основной_20_шрифт_20_абзаца"><text:span text:style-name="T231">=</text:span></text:span><text:span text:style-name="Основной_20_шрифт_20_абзаца"><text:span text:style-name="T69"> </text:span></text:span><text:span text:style-name="Основной_20_шрифт_20_абзаца"><text:span text:style-name="T231">-</text:span></text:span><text:span text:style-name="Основной_20_шрифт_20_абзаца"><text:span text:style-name="T41">X</text:span></text:span><text:span text:style-name="Основной_20_шрифт_20_абзаца"><text:span text:style-name="T231">-</text:span></text:span><text:span text:style-name="Основной_20_шрифт_20_абзаца"><text:span text:style-name="T93">1</text:span></text:span><text:span text:style-name="Основной_20_шрифт_20_абзаца"><text:span text:style-name="T231">; </text:span></text:span><text:span text:style-name="Основной_20_шрифт_20_абзаца"><text:span text:style-name="T211">// </text:span></text:span><text:span text:style-name="Основной_20_шрифт_20_абзаца"><text:span text:style-name="T212">X и Y — глобальные переменные</text:span></text:span></text:p>
        </text:list-item>
      </text:list>
      <text:p text:style-name="P61"><text:span text:style-name="Основной_20_шрифт_20_абзаца"><text:span text:style-name="T44">lea</text:span></text:span><text:span text:style-name="Основной_20_шрифт_20_абзаца"><text:span text:style-name="T53"> <text:s text:c="3"/></text:span></text:span><text:span text:style-name="Основной_20_шрифт_20_абзаца"><text:span text:style-name="T77">0x2008ae</text:span></text:span><text:span text:style-name="Основной_20_шрифт_20_абзаца"><text:span text:style-name="T44">(%rip),%rax</text:span></text:span><text:span text:style-name="Основной_20_шрифт_20_абзаца"><text:span text:style-name="T53"> <text:s text:c="7"/></text:span></text:span><text:span text:style-name="Основной_20_шрифт_20_абзаца"><text:span text:style-name="T237">#</text:span></text:span><text:span text:style-name="Основной_20_шрифт_20_абзаца"><text:span text:style-name="T53"> </text:span></text:span><text:span text:style-name="Основной_20_шрифт_20_абзаца"><text:span text:style-name="T237">0x601040</text:span></text:span><text:span text:style-name="Основной_20_шрифт_20_абзаца"><text:span text:style-name="T53"> </text:span></text:span><text:span text:style-name="Основной_20_шрифт_20_абзаца"><text:span text:style-name="T237">&lt;X&gt; </text:span></text:span><text:span text:style-name="Основной_20_шрифт_20_абзаца"><text:span text:style-name="T191">// </text:span></text:span><text:span text:style-name="Основной_20_шрифт_20_абзаца"><text:span text:style-name="T192">rax = *(rip + 0x2008ae) <text:s/>- глобальные переменные расположены в конкретном учас</text:span></text:span><text:span text:style-name="Основной_20_шрифт_20_абзаца"><text:span text:style-name="T156">тке памяти </text:span></text:span><text:span text:style-name="Основной_20_шрифт_20_абзаца"><text:span text:style-name="T157">(</text:span></text:span><text:span text:style-name="Основной_20_шрифт_20_абзаца"><text:span text:style-name="T119">адрес-смещение следующей команды</text:span></text:span><text:span text:style-name="Основной_20_шрифт_20_абзаца"><text:span text:style-name="T157"> (64 бита))</text:span></text:span></text:p>
      <text:p text:style-name="P60"><text:span text:style-name="Основной_20_шрифт_20_абзаца"><text:span text:style-name="T238"/></text:span></text:p>
      <text:p text:style-name="P40">mov<text:span text:style-name="T51"> <text:s text:c="3"/></text:span>(%rax),%eax <text:s text:c="9"/><text:span text:style-name="T134">// </text:span><text:span text:style-name="T193">eax = rax (сужаем область до размера int (младшие байты))</text:span></text:p>
      <text:p text:style-name="P40">not<text:span text:style-name="T51"> <text:s text:c="3"/></text:span>%eax <text:s text:c="16"/><text:span text:style-name="T134">// </text:span><text:span text:style-name="T193">вычисление</text:span></text:p>
      <text:p text:style-name="P41">mov<text:span text:style-name="T51"> <text:s text:c="3"/></text:span>%eax,%edx <text:s text:c="11"/><text:span text:style-name="T134">// </text:span><text:span text:style-name="T193">edx = eax</text:span></text:p>
      <text:p text:style-name="P39"><text:span text:style-name="T104">lea</text:span><text:span text:style-name="T65"> <text:s text:c="3"/></text:span><text:span text:style-name="T87">0x2008a9</text:span><text:span text:style-name="T104">(%rip),%rax</text:span><text:span text:style-name="T65"> <text:s text:c="7"/></text:span><text:span text:style-name="T239">#</text:span><text:span text:style-name="T65"> </text:span><text:span text:style-name="T239">0x601048</text:span><text:span text:style-name="T65"> </text:span><text:span text:style-name="T239">&lt;Y&gt; </text:span><text:span text:style-name="T194">// </text:span><text:span text:style-name="Основной_20_шрифт_20_абзаца"><text:span text:style-name="T190">rax = *(rip + 0x2008a9)</text:span></text:span></text:p>
      <text:p text:style-name="P42"><text:soft-page-break/>mov<text:span text:style-name="T51"> <text:s text:c="3"/></text:span>%edx,(%rax) <text:s text:c="9"/>// <text:span text:style-name="Основной_20_шрифт_20_абзаца"><text:span text:style-name="T188">rax = </text:span></text:span><text:span text:style-name="Основной_20_шрифт_20_абзаца"><text:span text:style-name="T189">edx – запись результата</text:span></text:span></text:p>
      <text:p text:style-name="P42"><text:span text:style-name="Основной_20_шрифт_20_абзаца"><text:span text:style-name="T189"/></text:span></text:p>
      <text:list xml:id="list20920001073147" text:continue-numbering="true" text:style-name="L2">
        <text:list-item>
          <text:p text:style-name="P68"><text:span text:style-name="Основной_20_шрифт_20_абзаца"><text:span text:style-name="T29">измените тип с int на char, short, long и long long;</text:span></text:span></text:p>
        </text:list-item>
      </text:list>
      <text:p text:style-name="P5"><text:span text:style-name="Основной_20_шрифт_20_абзаца"><text:span text:style-name="T45"/></text:span></text:p>
      <text:p text:style-name="P62"><text:span text:style-name="Основной_20_шрифт_20_абзаца"><text:span text:style-name="T31">char:</text:span></text:span><text:span text:style-name="Основной_20_шрифт_20_абзаца"><text:span text:style-name="T63"> </text:span></text:span><text:span text:style-name="Основной_20_шрифт_20_абзаца"><text:span text:style-name="T62"><text:s/></text:span></text:span><text:span text:style-name="Основной_20_шрифт_20_абзаца"><text:span text:style-name="T240"><text:s/></text:span></text:span><text:span text:style-name="Основной_20_шрифт_20_абзаца"><text:span text:style-name="T224">y</text:span></text:span><text:span text:style-name="Основной_20_шрифт_20_абзаца"><text:span text:style-name="T58"> </text:span></text:span><text:span text:style-name="Основной_20_шрифт_20_абзаца"><text:span text:style-name="T224">=</text:span></text:span><text:span text:style-name="Основной_20_шрифт_20_абзаца"><text:span text:style-name="T58"> </text:span></text:span><text:span text:style-name="Основной_20_шрифт_20_абзаца"><text:span text:style-name="T224">-x-</text:span></text:span><text:span text:style-name="Основной_20_шрифт_20_абзаца"><text:span text:style-name="T82">1</text:span></text:span><text:span text:style-name="Основной_20_шрифт_20_абзаца"><text:span text:style-name="T224">; <text:s text:c="6"/></text:span></text:span></text:p>
      <text:p text:style-name="P63"><text:span text:style-name="Основной_20_шрифт_20_абзаца"><text:span text:style-name="T36">movzbl</text:span></text:span><text:span text:style-name="Основной_20_шрифт_20_абзаца"><text:span text:style-name="T59"> </text:span></text:span><text:span text:style-name="Основной_20_шрифт_20_абзаца"><text:span text:style-name="T144">-</text:span></text:span><text:span text:style-name="Основной_20_шрифт_20_абзаца"><text:span text:style-name="T83">0x14</text:span></text:span><text:span text:style-name="Основной_20_шрифт_20_абзаца"><text:span text:style-name="T36">(%rbp),%eax <text:s/></text:span></text:span><text:span text:style-name="Основной_20_шрифт_20_абзаца"><text:span text:style-name="T144">// </text:span></text:span><text:span text:style-name="Основной_20_шрифт_20_абзаца"><text:span text:style-name="T145">чтение байта по адресу </text:span></text:span><text:span text:style-name="Основной_20_шрифт_20_абзаца"><text:span text:style-name="T151">*(rbp – 0x14)</text:span></text:span><text:span text:style-name="Основной_20_шрифт_20_абзаца"><text:span text:style-name="T145"> и его расширение до 32 бит путём добавления нулей в 3 старших байта</text:span></text:span></text:p>
      <text:p text:style-name="P36">not<text:span text:style-name="T51"> <text:s text:c="3"/></text:span>%eax</text:p>
      <text:p text:style-name="P58"><text:span text:style-name="T96">mov</text:span><text:span text:style-name="T56"> <text:s text:c="3"/></text:span><text:span text:style-name="T96">%al,-</text:span><text:span text:style-name="T80">0x1</text:span><text:span text:style-name="T96">(%rbp) <text:s text:c="3"/></text:span><text:span text:style-name="T173">// </text:span><text:span text:style-name="T137">*(rbp – 0x</text:span><text:span text:style-name="T149">1</text:span><text:span text:style-name="T137">) </text:span><text:span text:style-name="T142">= a</text:span><text:span text:style-name="T146">l</text:span><text:span text:style-name="T142"> – </text:span><text:span text:style-name="T143">запись </text:span><text:span text:style-name="T146">младшего байта регистра eax</text:span><text:span text:style-name="T143"> обратно в стек</text:span></text:p>
      <text:p text:style-name="P78"/>
      <text:p text:style-name="P52"><text:span text:style-name="Основной_20_шрифт_20_абзаца"><text:span text:style-name="T31">sh</text:span></text:span><text:span text:style-name="Основной_20_шрифт_20_абзаца"><text:span text:style-name="T32">ort</text:span></text:span><text:span text:style-name="Основной_20_шрифт_20_абзаца"><text:span text:style-name="T31">:</text:span></text:span><text:span text:style-name="Основной_20_шрифт_20_абзаца"><text:span text:style-name="T63"> </text:span></text:span><text:span text:style-name="Основной_20_шрифт_20_абзаца"><text:span text:style-name="T62"><text:s/></text:span></text:span><text:span text:style-name="Основной_20_шрифт_20_абзаца"><text:span text:style-name="T240"><text:s/></text:span></text:span><text:span text:style-name="Основной_20_шрифт_20_абзаца"><text:span text:style-name="T224">y</text:span></text:span><text:span text:style-name="Основной_20_шрифт_20_абзаца"><text:span text:style-name="T58"> </text:span></text:span><text:span text:style-name="Основной_20_шрифт_20_абзаца"><text:span text:style-name="T224">=</text:span></text:span><text:span text:style-name="Основной_20_шрифт_20_абзаца"><text:span text:style-name="T58"> </text:span></text:span><text:span text:style-name="Основной_20_шрифт_20_абзаца"><text:span text:style-name="T224">-x-</text:span></text:span><text:span text:style-name="Основной_20_шрифт_20_абзаца"><text:span text:style-name="T82">1</text:span></text:span><text:span text:style-name="Основной_20_шрифт_20_абзаца"><text:span text:style-name="T224">; <text:s text:c="5"/></text:span></text:span></text:p>
      <text:p text:style-name="P55"><text:span text:style-name="Основной_20_шрифт_20_абзаца"><text:span text:style-name="T36">movzwl -</text:span></text:span><text:span text:style-name="Основной_20_шрифт_20_абзаца"><text:span text:style-name="T83">0x14</text:span></text:span><text:span text:style-name="Основной_20_шрифт_20_абзаца"><text:span text:style-name="T36">(%rbp),%eax <text:s/></text:span></text:span><text:span text:style-name="Основной_20_шрифт_20_абзаца"><text:span text:style-name="T144">// </text:span></text:span><text:span text:style-name="Основной_20_шрифт_20_абзаца"><text:span text:style-name="T145">чтение </text:span></text:span><text:span text:style-name="Основной_20_шрифт_20_абзаца"><text:span text:style-name="T148">2 байт</text:span></text:span><text:span text:style-name="Основной_20_шрифт_20_абзаца"><text:span text:style-name="T145"> по адресу </text:span></text:span><text:span text:style-name="Основной_20_шрифт_20_абзаца"><text:span text:style-name="T151">*(rbp – 0x14)</text:span></text:span><text:span text:style-name="Основной_20_шрифт_20_абзаца"><text:span text:style-name="T145"> и </text:span></text:span><text:span text:style-name="Основной_20_шрифт_20_абзаца"><text:span text:style-name="T147">их</text:span></text:span><text:span text:style-name="Основной_20_шрифт_20_абзаца"><text:span text:style-name="T145"> расширение до 32 бит путём добавления нулей в </text:span></text:span><text:span text:style-name="Основной_20_шрифт_20_абзаца"><text:span text:style-name="T147">2</text:span></text:span><text:span text:style-name="Основной_20_шрифт_20_абзаца"><text:span text:style-name="T145"> старших байта</text:span></text:span></text:p>
      <text:p text:style-name="P45">not<text:span text:style-name="T51"> <text:s text:c="3"/></text:span>%eax</text:p>
      <text:p text:style-name="P59"><text:span text:style-name="T103">mov</text:span><text:span text:style-name="T64"> <text:s text:c="3"/></text:span><text:span text:style-name="T103">%ax,-</text:span><text:span text:style-name="T86">0x2</text:span><text:span text:style-name="T103">(%rbp) <text:s text:c="3"/></text:span><text:span text:style-name="T158">// </text:span><text:span text:style-name="T137">*(rbp – 0x</text:span><text:span text:style-name="T149">2</text:span><text:span text:style-name="T137">) </text:span><text:span text:style-name="T142">= a</text:span><text:span text:style-name="T148">x</text:span><text:span text:style-name="T142"> – </text:span><text:span text:style-name="T143">запись </text:span><text:span text:style-name="T146">младш</text:span><text:span text:style-name="T148">их 2 байт </text:span><text:span text:style-name="T146">регистра eax</text:span><text:span text:style-name="T143"> обратно в стек</text:span></text:p>
      <text:p text:style-name="P79"/>
      <text:p text:style-name="P53"><text:span text:style-name="Основной_20_шрифт_20_абзаца"><text:span text:style-name="T31">lon</text:span></text:span><text:span text:style-name="Основной_20_шрифт_20_абзаца"><text:span text:style-name="T33">g</text:span></text:span><text:span text:style-name="Основной_20_шрифт_20_абзаца"><text:span text:style-name="T31">:</text:span></text:span><text:span text:style-name="Основной_20_шрифт_20_абзаца"><text:span text:style-name="T63"> <text:s/></text:span></text:span><text:span text:style-name="Основной_20_шрифт_20_абзаца"><text:span text:style-name="T241"><text:s/></text:span></text:span><text:span text:style-name="Основной_20_шрифт_20_абзаца"><text:span text:style-name="T225">y</text:span></text:span><text:span text:style-name="Основной_20_шрифт_20_абзаца"><text:span text:style-name="T59"> </text:span></text:span><text:span text:style-name="Основной_20_шрифт_20_абзаца"><text:span text:style-name="T225">=</text:span></text:span><text:span text:style-name="Основной_20_шрифт_20_абзаца"><text:span text:style-name="T59"> </text:span></text:span><text:span text:style-name="Основной_20_шрифт_20_абзаца"><text:span text:style-name="T225">-x-</text:span></text:span><text:span text:style-name="Основной_20_шрифт_20_абзаца"><text:span text:style-name="T83">1</text:span></text:span><text:span text:style-name="Основной_20_шрифт_20_абзаца"><text:span text:style-name="T225">; <text:s text:c="3"/></text:span></text:span><text:span text:style-name="Основной_20_шрифт_20_абзаца"><text:span text:style-name="T144">// </text:span></text:span><text:span text:style-name="Основной_20_шрифт_20_абзаца"><text:span text:style-name="T149">Здесь используются все 64 бита регистра A</text:span></text:span><text:span text:style-name="Основной_20_шрифт_20_абзаца"><text:span text:style-name="T144"> <text:s/></text:span></text:span></text:p>
      <text:p text:style-name="P53"><text:span text:style-name="Основной_20_шрифт_20_абзаца"><text:span text:style-name="T36">mov <text:s text:c="2"/></text:span></text:span><text:span text:style-name="Основной_20_шрифт_20_абзаца"><text:span text:style-name="T59"><text:s/></text:span></text:span><text:span text:style-name="Основной_20_шрифт_20_абзаца"><text:span text:style-name="T144">-</text:span></text:span><text:span text:style-name="Основной_20_шрифт_20_абзаца"><text:span text:style-name="T83">0x18</text:span></text:span><text:span text:style-name="Основной_20_шрифт_20_абзаца"><text:span text:style-name="T36">(%rbp),%rax</text:span></text:span></text:p>
      <text:p text:style-name="P45">not<text:span text:style-name="T51"> <text:s text:c="3"/></text:span>%rax</text:p>
      <text:p text:style-name="P45">mov<text:span text:style-name="T51"> <text:s text:c="3"/></text:span>%rax,-<text:span text:style-name="T75">0x8</text:span>(%rbp)</text:p>
      <text:p text:style-name="P53"><text:span text:style-name="Основной_20_шрифт_20_абзаца"><text:span text:style-name="T144"/></text:span></text:p>
      <text:p text:style-name="P54"><text:span text:style-name="Основной_20_шрифт_20_абзаца"><text:span text:style-name="T31">lon</text:span></text:span><text:span text:style-name="Основной_20_шрифт_20_абзаца"><text:span text:style-name="T33">g </text:span></text:span><text:span text:style-name="Основной_20_шрифт_20_абзаца"><text:span text:style-name="T34">long</text:span></text:span><text:span text:style-name="Основной_20_шрифт_20_абзаца"><text:span text:style-name="T31">:</text:span></text:span><text:span text:style-name="Основной_20_шрифт_20_абзаца"><text:span text:style-name="T63"> <text:s/></text:span></text:span><text:span text:style-name="Основной_20_шрифт_20_абзаца"><text:span text:style-name="T241"><text:s/></text:span></text:span><text:span text:style-name="Основной_20_шрифт_20_абзаца"><text:span text:style-name="T225">y</text:span></text:span><text:span text:style-name="Основной_20_шрифт_20_абзаца"><text:span text:style-name="T59"> </text:span></text:span><text:span text:style-name="Основной_20_шрифт_20_абзаца"><text:span text:style-name="T225">=</text:span></text:span><text:span text:style-name="Основной_20_шрифт_20_абзаца"><text:span text:style-name="T59"> </text:span></text:span><text:span text:style-name="Основной_20_шрифт_20_абзаца"><text:span text:style-name="T225">-x-</text:span></text:span><text:span text:style-name="Основной_20_шрифт_20_абзаца"><text:span text:style-name="T83">1</text:span></text:span><text:span text:style-name="Основной_20_шрифт_20_абзаца"><text:span text:style-name="T225">; <text:s text:c="6"/></text:span></text:span><text:span text:style-name="Основной_20_шрифт_20_абзаца"><text:span text:style-name="T144">// как </text:span></text:span><text:span text:style-name="Основной_20_шрифт_20_абзаца"><text:span text:style-name="T149">long</text:span></text:span></text:p>
      <text:p text:style-name="P54"><text:span text:style-name="Основной_20_шрифт_20_абзаца"><text:span text:style-name="T149"/></text:span></text:p>
      <text:list xml:id="list20919027858800" text:continue-numbering="true" text:style-name="L2">
        <text:list-item>
          <text:p text:style-name="P75"><text:span text:style-name="Основной_20_шрифт_20_абзаца"><text:span text:style-name="T26">измените тип с int на long double.</text:span></text:span></text:p>
        </text:list-item>
      </text:list>
      <text:p text:style-name="P54"><text:span text:style-name="Основной_20_шрифт_20_абзаца"><text:span text:style-name="T149"/></text:span></text:p>
      <text:p text:style-name="P56"><text:span text:style-name="Основной_20_шрифт_20_абзаца"><text:span text:style-name="T31">lon</text:span></text:span><text:span text:style-name="Основной_20_шрифт_20_абзаца"><text:span text:style-name="T33">g </text:span></text:span><text:span text:style-name="Основной_20_шрифт_20_абзаца"><text:span text:style-name="T35">double</text:span></text:span><text:span text:style-name="Основной_20_шрифт_20_абзаца"><text:span text:style-name="T31">:</text:span></text:span><text:span text:style-name="Основной_20_шрифт_20_абзаца"><text:span text:style-name="T63"> <text:s/></text:span></text:span><text:span text:style-name="Основной_20_шрифт_20_абзаца"><text:span text:style-name="T241"><text:s/></text:span></text:span><text:span text:style-name="Основной_20_шрифт_20_абзаца"><text:span text:style-name="T225">y</text:span></text:span><text:span text:style-name="Основной_20_шрифт_20_абзаца"><text:span text:style-name="T59"> </text:span></text:span><text:span text:style-name="Основной_20_шрифт_20_абзаца"><text:span text:style-name="T225">=</text:span></text:span><text:span text:style-name="Основной_20_шрифт_20_абзаца"><text:span text:style-name="T59"> </text:span></text:span><text:span text:style-name="Основной_20_шрифт_20_абзаца"><text:span text:style-name="T225">-x-</text:span></text:span><text:span text:style-name="Основной_20_шрифт_20_абзаца"><text:span text:style-name="T83">1</text:span></text:span><text:span text:style-name="Основной_20_шрифт_20_абзаца"><text:span text:style-name="T225">;</text:span></text:span></text:p>
      <text:p text:style-name="P57"><text:span text:style-name="Основной_20_шрифт_20_абзаца"><text:span text:style-name="T36">fldt <text:s text:c="2"/></text:span></text:span><text:span text:style-name="Основной_20_шрифт_20_абзаца"><text:span text:style-name="T83">0x10</text:span></text:span><text:span text:style-name="Основной_20_шрифт_20_абзаца"><text:span text:style-name="T36">(%rbp) <text:s/></text:span></text:span><text:span text:style-name="Основной_20_шрифт_20_абзаца"><text:span text:style-name="T144">// </text:span></text:span><text:span text:style-name="Основной_20_шрифт_20_абзаца"><text:span text:style-name="T108">загрузить временное вещественное </text:span></text:span><text:span text:style-name="Основной_20_шрифт_20_абзаца"><text:span text:style-name="T110">(или, как его ещё называю</text:span></text:span><text:span text:style-name="Основной_20_шрифт_20_абзаца"><text:span text:style-name="T111">т, </text:span></text:span><text:span text:style-name="Основной_20_шрифт_20_абзаца"><text:span text:style-name="T116">lon</text:span></text:span><text:span text:style-name="Основной_20_шрифт_20_абзаца"><text:span text:style-name="T117">g </text:span></text:span><text:span text:style-name="Основной_20_шрифт_20_абзаца"><text:span text:style-name="T118">double</text:span></text:span><text:span text:style-name="Основной_20_шрифт_20_абзаца"><text:span text:style-name="T111">)</text:span></text:span><text:span text:style-name="Основной_20_шрифт_20_абзаца"><text:span text:style-name="T112"> в </text:span></text:span><text:span text:style-name="Основной_20_шрифт_20_абзаца"><text:span text:style-name="T108">вершину стека </text:span></text:span><text:span text:style-name="Основной_20_шрифт_20_абзаца"><text:span text:style-name="T109">из </text:span></text:span><text:span text:style-name="Основной_20_шрифт_20_абзаца"><text:span text:style-name="T108">*(rbp </text:span></text:span><text:span text:style-name="Основной_20_шрифт_20_абзаца"><text:span text:style-name="T109">+ 0x10</text:span></text:span><text:span text:style-name="Основной_20_шрифт_20_абзаца"><text:span text:style-name="T108">)</text:span></text:span></text:p>
      <text:p text:style-name="P45">fchs <text:s text:c="14"/><text:span text:style-name="T134">// </text:span><text:span text:style-name="T123">изменить знак </text:span><text:span text:style-name="T127">вершины стека</text:span></text:p>
      <text:p text:style-name="P44"><text:span text:style-name="T235">fld1 <text:s text:c="14"/></text:span><text:span text:style-name="T181">// </text:span><text:span text:style-name="T182">з</text:span><text:span text:style-name="T124">агрузка 1 </text:span><text:span text:style-name="T126">в вершину стека</text:span><text:span text:style-name="T124"> </text:span><text:span text:style-name="T125">(1 является константой)</text:span></text:p>
      <text:p text:style-name="P45">fsubrp<text:span text:style-name="T51"> </text:span>%st,%st(<text:span text:style-name="T75">1</text:span>) <text:s/><text:span text:style-name="T134">// </text:span><text:span text:style-name="T198">st(1) </text:span><text:span text:style-name="T199">= st(0) - st(1)</text:span></text:p>
      <text:p text:style-name="P45">fstpt<text:span text:style-name="T51"> <text:s/></text:span>-<text:span text:style-name="T75">0x10</text:span>(%rbp) <text:span text:style-name="T134">// </text:span><text:span text:style-name="T201">Переместить значение</text:span><text:span text:style-name="T200"> </text:span><text:span text:style-name="T202">из</text:span><text:span text:style-name="T200"> st(0) в *(rdp – 0x10</text:span><text:span text:style-name="T203">) </text:span><text:span text:style-name="T245">??? </text:span><text:span text:style-name="T246">(должен получиться 0) ???</text:span></text:p>
      <text:p text:style-name="P56"><text:span text:style-name="Основной_20_шрифт_20_абзаца"><text:span text:style-name="T225"/></text:span></text:p>
      <text:p text:style-name="P56"><text:span text:style-name="Основной_20_шрифт_20_абзаца"><text:span text:style-name="T225"><text:s/></text:span></text:span></text:p>
      <text:p text:style-name="P4"/>
      <text:p text:style-name="P24"><text:span text:style-name="Основной_20_шрифт_20_абзаца"><text:span text:style-name="T3">Задание </text:span></text:span><text:span text:style-name="Основной_20_шрифт_20_абзаца"><text:span text:style-name="T5">4</text:span></text:span><text:span text:style-name="Основной_20_шрифт_20_абзаца"><text:span text:style-name="T3">. </text:span></text:span><text:span text:style-name="Основной_20_шрифт_20_абзаца"><text:span text:style-name="T13">Оформите вычисления из задания 1, а) как целую функцию от целого аргумента. Опишите в отчёте код вызова функции. Как передаётся аргумент? Как возвращается значение?</text:span></text:span></text:p>
      <text:p text:style-name="P30">Результат:</text:p>
      <text:p text:style-name="P89"><text:span text:style-name="Основной_20_шрифт_20_абзаца"><text:span text:style-name="T66"><text:s/></text:span></text:span><text:span text:style-name="Основной_20_шрифт_20_абзаца"><text:span text:style-name="T49">ex1a(</text:span></text:span><text:span text:style-name="Основной_20_шрифт_20_абзаца"><text:span text:style-name="T88">1</text:span></text:span><text:span text:style-name="Основной_20_шрифт_20_абзаца"><text:span text:style-name="T49">)</text:span></text:span><text:span text:style-name="Основной_20_шрифт_20_абзаца"><text:span text:style-name="T242">; </text:span></text:span><text:span text:style-name="Основной_20_шрифт_20_абзаца"><text:span text:style-name="T195">// </text:span></text:span><text:span text:style-name="Основной_20_шрифт_20_абзаца"><text:span text:style-name="T196">Вызов</text:span></text:span></text:p>
      <text:p text:style-name="P81">mov<text:span text:style-name="T51"> <text:s text:c="3"/></text:span>$0x1,%edi <text:s text:c="14"/><text:span text:style-name="T134">// </text:span><text:span text:style-name="T204">Передача аргумента: edi = 0x1</text:span></text:p>
      <text:p text:style-name="P76"><text:span text:style-name="T96">callq</text:span><text:span text:style-name="T56"> <text:s/></text:span><text:span text:style-name="T80">0x4006c6</text:span><text:span text:style-name="T56"> </text:span><text:span text:style-name="T96">&lt;ex1a(in</text:span><text:span text:style-name="T103">t)&gt; <text:s text:c="3"/></text:span><text:span text:style-name="T205">// </text:span><text:span text:style-name="T206">П</text:span><text:span text:style-name="T131">ереда</text:span><text:span text:style-name="T132">ча</text:span><text:span text:style-name="T131"> управлени</text:span><text:span text:style-name="T132">я</text:span><text:span text:style-name="T131"> </text:span><text:span text:style-name="T132">функции с</text:span><text:span text:style-name="T131"> запоминанием в стеке адреса точки возврата</text:span></text:p>
      <text:p text:style-name="P69"><text:span text:style-name="Основной_20_шрифт_20_абзаца"><text:span text:style-name="T97"/></text:span></text:p>
      <text:p text:style-name="P88"><text:span text:style-name="Основной_20_шрифт_20_абзаца"><text:span text:style-name="T49">return</text:span></text:span><text:span text:style-name="Основной_20_шрифт_20_абзаца"><text:span text:style-name="T66"> </text:span></text:span><text:span text:style-name="Основной_20_шрифт_20_абзаца"><text:span text:style-name="T49">y</text:span></text:span><text:span text:style-name="Основной_20_шрифт_20_абзаца"><text:span text:style-name="T242">; </text:span></text:span><text:span text:style-name="Основной_20_шрифт_20_абзаца"><text:span text:style-name="T195">// </text:span></text:span><text:span text:style-name="Основной_20_шрифт_20_абзаца"><text:span text:style-name="T197">Возврат значения</text:span></text:span></text:p>
      <text:p text:style-name="P45">mov<text:span text:style-name="T51"> <text:s text:c="3"/></text:span>-<text:span text:style-name="T75">0x4</text:span>(%rbp),%eax <text:s text:c="8"/><text:span text:style-name="T134">// </text:span><text:span text:style-name="T216">В регистр общего назначения A записываются данные из стека</text:span></text:p>
      <text:p text:style-name="P69"><text:soft-page-break/><text:span text:style-name="Основной_20_шрифт_20_абзаца"><text:span text:style-name="T97"/></text:span></text:p>
      <text:p text:style-name="P24"><text:span text:style-name="Основной_20_шрифт_20_абзаца"><text:span text:style-name="T3"/></text:span></text:p>
      <text:p text:style-name="P24"><text:span text:style-name="Основной_20_шрифт_20_абзаца"><text:span text:style-name="T3">Задание </text:span></text:span><text:span text:style-name="Основной_20_шрифт_20_абзаца"><text:span text:style-name="T6">5</text:span></text:span><text:span text:style-name="Основной_20_шрифт_20_абзаца"><text:span text:style-name="T3">. </text:span></text:span><text:span text:style-name="Основной_20_шрифт_20_абзаца"><text:span text:style-name="T13">Измените тип аргумента и результата на вещественный. Опишите в отчёте код вызова функции. Как передаётся аргумент? Как возвращается значение?</text:span></text:span></text:p>
      <text:p text:style-name="P30">Результат:</text:p>
      <text:p text:style-name="P90"><text:span text:style-name="Основной_20_шрифт_20_абзаца"><text:span text:style-name="T66"><text:s/></text:span></text:span><text:span text:style-name="Основной_20_шрифт_20_абзаца"><text:span text:style-name="T250">ex5(</text:span></text:span><text:span text:style-name="Основной_20_шрифт_20_абзаца"><text:span text:style-name="T89">999</text:span></text:span><text:span text:style-name="Основной_20_шрифт_20_абзаца"><text:span text:style-name="T250">E-</text:span></text:span><text:span text:style-name="Основной_20_шрифт_20_абзаца"><text:span text:style-name="T89">8</text:span></text:span><text:span text:style-name="Основной_20_шрифт_20_абзаца"><text:span text:style-name="T250">)</text:span></text:span><text:span text:style-name="Основной_20_шрифт_20_абзаца"><text:span text:style-name="T243">; <text:s/></text:span></text:span><text:span text:style-name="Основной_20_шрифт_20_абзаца"><text:span text:style-name="T213">// </text:span></text:span><text:span text:style-name="Основной_20_шрифт_20_абзаца"><text:span text:style-name="T214">Вызов</text:span></text:span></text:p>
      <text:p text:style-name="P76"><text:span text:style-name="T103">movabs</text:span><text:span text:style-name="T64"> </text:span><text:span text:style-name="T103">$0x3ee4f357252adccd,%rax </text:span><text:span text:style-name="T158">//</text:span><text:span text:style-name="T205"> </text:span><text:span text:style-name="T207">З</text:span><text:span text:style-name="T131">апис</text:span><text:span text:style-name="T133">ь</text:span><text:span text:style-name="T131"> 64-битового значения в регистр </text:span><text:span text:style-name="T133">A</text:span></text:p>
      <text:p text:style-name="P83">mov<text:span text:style-name="T51"> <text:s text:c="3"/></text:span>%rax,-<text:span text:style-name="T75">0x18</text:span>(%rbp) <text:s text:c="8"/><text:span text:style-name="T134">//</text:span> <text:span text:style-name="T162">*(rbp – 0x1</text:span><text:span text:style-name="T168">8</text:span><text:span text:style-name="T162">) </text:span><text:span text:style-name="T167">= r</text:span><text:span text:style-name="T162">ax</text:span></text:p>
      <text:p text:style-name="P84"><text:span text:style-name="T21">movsd </text:span><text:span text:style-name="T51"><text:s/></text:span>-<text:span text:style-name="T75">0x18</text:span>(%rbp),%xmm0 <text:s text:c="7"/><text:span text:style-name="T134">// </text:span><text:span text:style-name="T217">Пересылка данных из </text:span><text:span text:style-name="T162">*(rbp – 0x1</text:span><text:span text:style-name="T168">8</text:span><text:span text:style-name="T162">) </text:span><text:span text:style-name="T169">в </text:span><text:span text:style-name="T170">128-битный </text:span><text:span text:style-name="T171">SSE</text:span><text:span text:style-name="T169"> регистр </text:span><text:span text:style-name="T180">xmm0</text:span></text:p>
      <text:p text:style-name="P85">callq<text:span text:style-name="T51"> <text:s/></text:span><text:span text:style-name="T75">0x400716</text:span><text:span text:style-name="T51"> </text:span>&lt;ex5(double)&gt; <text:s text:c="2"/><text:span text:style-name="T218">// </text:span><text:span text:style-name="T219">П</text:span><text:span text:style-name="T128">ереда</text:span><text:span text:style-name="T129">ча</text:span><text:span text:style-name="T128"> управлени</text:span><text:span text:style-name="T129">я</text:span><text:span text:style-name="T128"> </text:span><text:span text:style-name="T129">функции с</text:span><text:span text:style-name="T128"> запоминанием в стеке адреса точки возврата</text:span></text:p>
      <text:p text:style-name="P69"><text:span text:style-name="Основной_20_шрифт_20_абзаца"><text:span text:style-name="T49"/></text:span></text:p>
      <text:p text:style-name="P91"><text:span text:style-name="Основной_20_шрифт_20_абзаца"><text:span text:style-name="T49">return</text:span></text:span><text:span text:style-name="Основной_20_шрифт_20_абзаца"><text:span text:style-name="T66"> </text:span></text:span><text:span text:style-name="Основной_20_шрифт_20_абзаца"><text:span text:style-name="T49">y</text:span></text:span><text:span text:style-name="Основной_20_шрифт_20_абзаца"><text:span text:style-name="T242">; <text:s text:c="5"/></text:span></text:span><text:span text:style-name="Основной_20_шрифт_20_абзаца"><text:span text:style-name="T195">// </text:span></text:span><text:span text:style-name="Основной_20_шрифт_20_абзаца"><text:span text:style-name="T197">Возврат значения</text:span></text:span></text:p>
      <text:p text:style-name="P87">movsd<text:span text:style-name="T51"> <text:s/></text:span>-<text:span text:style-name="T75">0x8</text:span>(%rbp),%xmm0 <text:s text:c="11"/><text:span text:style-name="T158">// </text:span><text:span text:style-name="T209">В регистр </text:span><text:span text:style-name="T210">xmm0</text:span><text:span text:style-name="T209"> записываются данные из стека</text:span></text:p>
      <text:p text:style-name="P69"><text:span text:style-name="Основной_20_шрифт_20_абзаца"><text:span text:style-name="T49"/></text:span></text:p>
      <text:p text:style-name="P69"><text:span text:style-name="Основной_20_шрифт_20_абзаца"><text:span text:style-name="T49"/></text:span></text:p>
      <text:p text:style-name="P4"/>
      <text:p text:style-name="P25"><text:span text:style-name="Основной_20_шрифт_20_абзаца"><text:span text:style-name="T3">Задание </text:span></text:span><text:span text:style-name="Основной_20_шрифт_20_абзаца"><text:span text:style-name="T7">6</text:span></text:span><text:span text:style-name="Основной_20_шрифт_20_абзаца"><text:span text:style-name="T3">. </text:span></text:span><text:span text:style-name="Основной_20_шрифт_20_абзаца"><text:span text:style-name="T14">Используйте в функции статическую переменную. Как выглядит обращение к ней?</text:span></text:span></text:p>
      <text:p text:style-name="P28"><text:span text:style-name="Основной_20_шрифт_20_абзаца"><text:span text:style-name="T3">Результат</text:span></text:span><text:span text:style-name="Основной_20_шрифт_20_абзаца"><text:span text:style-name="T15">:</text:span></text:span></text:p>
      <text:p text:style-name="P92"><text:span text:style-name="Основной_20_шрифт_20_абзаца"><text:span text:style-name="T250">y</text:span></text:span><text:span text:style-name="Основной_20_шрифт_20_абзаца"><text:span text:style-name="T70"> </text:span></text:span><text:span text:style-name="Основной_20_шрифт_20_абзаца"><text:span text:style-name="T250">=</text:span></text:span><text:span text:style-name="Основной_20_шрифт_20_абзаца"><text:span text:style-name="T70"> </text:span></text:span><text:span text:style-name="Основной_20_шрифт_20_абзаца"><text:span text:style-name="T250">-x-</text:span></text:span><text:span text:style-name="Основной_20_шрифт_20_абзаца"><text:span text:style-name="T89">1</text:span></text:span><text:span text:style-name="Основной_20_шрифт_20_абзаца"><text:span text:style-name="T243">;</text:span></text:span><text:span text:style-name="Основной_20_шрифт_20_абзаца"><text:span text:style-name="T242"> </text:span></text:span><text:span text:style-name="Основной_20_шрифт_20_абзаца"><text:span text:style-name="T213">//</text:span></text:span><text:span text:style-name="Основной_20_шрифт_20_абзаца"><text:span text:style-name="T215"> y – статическая переменная</text:span></text:span></text:p>
      <text:p text:style-name="P86">mov<text:span text:style-name="T51"> <text:s text:c="3"/></text:span>-<text:span text:style-name="T75">0x4</text:span>(%rbp),%eax</text:p>
      <text:p text:style-name="P86">not<text:span text:style-name="T51"> <text:s text:c="3"/></text:span>%eax</text:p>
      <text:p text:style-name="P86">mov<text:span text:style-name="T51"> <text:s text:c="3"/></text:span>%eax,<text:span text:style-name="T75">0x2008f6</text:span>(%rip)<text:span text:style-name="T51"> <text:s text:c="7"/></text:span><text:span text:style-name="T236">#</text:span><text:span text:style-name="T51"> </text:span><text:span text:style-name="T236">0x601050</text:span><text:span text:style-name="T51"> </text:span><text:span text:style-name="T236">&lt;_ZZ3ex6iE1y&gt; </text:span></text:p>
      <text:p text:style-name="P80">// К статическим переменным обращение происходит как к глобальным, так как это и есть глобальные переменные для данной функции</text:p>
      <text:p text:style-name="P86"><text:span text:style-name="T51"><text:s text:c="7"/></text:span></text:p>
      <text:p text:style-name="P71"><text:span text:style-name="Основной_20_шрифт_20_абзаца"><text:span text:style-name="T49"/></text:span></text:p>
      <text:p text:style-name="P18"/>
      <text:p text:style-name="P26"><text:span text:style-name="Основной_20_шрифт_20_абзаца"><text:span text:style-name="T3">Задание</text:span></text:span><text:span text:style-name="Основной_20_шрифт_20_абзаца"><text:span text:style-name="T19"> </text:span></text:span><text:span text:style-name="Основной_20_шрифт_20_абзаца"><text:span text:style-name="T20">7</text:span></text:span><text:span text:style-name="Основной_20_шрифт_20_абзаца"><text:span text:style-name="T19">.</text:span></text:span><text:span text:style-name="Основной_20_шрифт_20_абзаца"><text:span text:style-name="T17"> </text:span></text:span><text:span text:style-name="Основной_20_шрифт_20_абзаца"><text:span text:style-name="T18">З</text:span></text:span><text:span text:style-name="Основной_20_шрифт_20_абзаца"><text:span text:style-name="T8">апустите тестовую программу (программы), используя платформу и/или компилятор, отличные от GNU/Linux и GCC. Результаты с пояснениями внести в конспект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Helvetica, sans-serif"/>
    <style:font-face style:name="Ubuntu" svg:font-family="Ubuntu" style:font-adornments="Light"/>
    <style:font-face style:name="arial" svg:font-family="arial, sans-serif"/>
    <style:font-face style:name="monospace" svg:font-family="monospace, monospace"/>
    <style:font-face style:name="SFBX1440" svg:font-family="SFBX1440" style:font-family-generic="roman"/>
    <style:font-face style:name="SFRM1440" svg:font-family="SFRM1440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CYR" svg:font-family="'Arial CYR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сновной_20_шрифт_20_абзаца" style:display-name="Основной шрифт абзаца" style:family="text"/>
    <style:style style:name="Слабое_20_выделение" style:display-name="Слабое выделение" style:family="text">
      <style:text-properties fo:color="#808080" fo:font-style="italic" style:font-style-asian="italic" style:font-style-complex="italic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user </meta:initial-creator>
    <meta:creation-date>2017-09-14T15:02:00Z</meta:creation-date>
    <dc:date>2017-10-12T02:09:03.712720875</dc:date>
    <meta:editing-cycles>102</meta:editing-cycles>
    <meta:editing-duration>PT9H51M56S</meta:editing-duration>
    <meta:document-statistic meta:table-count="0" meta:image-count="0" meta:object-count="1" meta:page-count="5" meta:paragraph-count="103" meta:word-count="934" meta:character-count="6320" meta:non-whitespace-character-count="5053"/>
    <meta:template xlink:type="simple" xlink:actuate="onRequest" xlink:title="" xlink:href="Normal.dotm"/>
  </office:meta>
</office:document-meta>
</file>

<file path=Object 2/content.xml><?xml version="1.0" encoding="utf-8"?>
<math xmlns="http://www.w3.org/1998/Math/MathML" display="block">
  <semantics>
    <mrow>
      <mo stretchy="false">{</mo>
      <mtable>
        <mtr>
          <mtd>
            <mrow>
              <mn>0,</mn>
              <mrow>
                <mi>x</mi>
                <mo stretchy="false">&lt;</mo>
                <mn>7</mn>
              </mrow>
            </mrow>
          </mtd>
        </mtr>
        <mtr>
          <mtd>
            <mrow>
              <mi>x</mi>
              <mi>,</mi>
              <mrow>
                <mi>x</mi>
                <mo stretchy="false">⩾</mo>
                <mn>7</mn>
              </mrow>
            </mrow>
          </mtd>
        </mtr>
      </mtable>
    </mrow>
    <annotation encoding="StarMath 5.0">\{ {binom{0, x &lt; 7 }{x, x geslant 7 } }   </annotation>
  </semantics>
</math>
</file>